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ffff99" draw:textarea-horizontal-align="center"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471cm"/>
    </style:style>
    <style:style style:name="gr9" style:family="graphic" style:parent-style-name="standard">
      <style:graphic-properties draw:fill-color="#ccffff" draw:textarea-horizontal-align="center" draw:textarea-vertical-align="top"/>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c0c0c0" draw:textarea-horizontal-align="justify" draw:textarea-vertical-align="middle" draw:auto-grow-height="false"/>
    </style:style>
    <style:style style:name="gr12" style:family="graphic" style:parent-style-name="standard">
      <style:graphic-properties draw:stroke="dash" draw:stroke-dash="Ultrafine_20_Dashed" draw:marker-end="Arrow" draw:marker-end-width="0.3cm" draw:textarea-horizontal-align="center" draw:textarea-vertical-align="middle"/>
    </style:style>
    <style:style style:name="gr13" style:family="graphic" style:parent-style-name="standard">
      <style:graphic-properties draw:fill-color="#e6e6ff" draw:textarea-horizontal-align="center"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25cm"/>
    </style:style>
    <style:style style:name="gr15" style:family="graphic" style:parent-style-name="standard">
      <style:graphic-properties draw:fill-color="#ff8080" draw:textarea-horizontal-align="center" draw:textarea-vertical-align="middle"/>
    </style:style>
    <style:style style:name="gr16" style:family="graphic" style:parent-style-name="standard">
      <style:graphic-properties draw:fill-color="#ff8080" draw:textarea-horizontal-align="justify" draw:textarea-vertical-align="middle" draw:auto-grow-height="false"/>
    </style:style>
    <style:style style:name="gr17" style:family="graphic" style:parent-style-name="standard">
      <style:graphic-properties draw:fill-color="#ff9966" draw:textarea-vertical-align="middle" draw:auto-grow-height="false" fo:min-height="0.749cm" fo:min-width="0.499cm"/>
    </style:style>
    <style:style style:name="gr18" style:family="graphic" style:parent-style-name="standard">
      <style:graphic-properties draw:fill-color="#9999ff" draw:textarea-horizontal-align="justify" draw:textarea-vertical-align="middle" draw:auto-grow-height="false" fo:min-height="0cm" fo:min-width="0cm" fo:wrap-option="no-wrap"/>
    </style:style>
    <style:style style:name="gr19" style:family="graphic" style:parent-style-name="standard">
      <style:graphic-properties draw:stroke="none" svg:stroke-color="#000000" draw:fill="none" draw:fill-color="#ffffff" draw:auto-grow-height="true" draw:auto-grow-width="false" fo:max-height="0cm" fo:min-height="0.683cm"/>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standard">
      <style:graphic-properties draw:fill-color="#c0c0c0" draw:textarea-horizontal-align="center" draw:textarea-vertical-align="middle"/>
    </style:style>
    <style:style style:name="pr1" style:family="presentation" style:parent-style-name="Standard-title">
      <style:graphic-properties svg:stroke-color="#c0c0c0" draw:auto-grow-height="true" fo:min-height="3.507cm"/>
    </style:style>
    <style:style style:name="pr2" style:family="presentation" style:parent-style-name="Standard-subtitle">
      <style:graphic-properties svg:stroke-color="#c0c0c0" draw:fill-color="#ffffff" draw:auto-grow-height="true" fo:min-height="6.452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draw:fill="solid" draw:fill-color="#99ccff" fo:min-height="13.609cm" draw:shadow="hidden"/>
    </style:style>
    <style:style style:name="pr6" style:family="presentation" style:parent-style-name="Standard-outline1">
      <style:graphic-properties draw:fill="solid" draw:fill-color="#99ccff" fo:min-height="13.609cm"/>
    </style:style>
    <style:style style:name="pr7" style:family="presentation" style:parent-style-name="Standard-notes">
      <style:graphic-properties draw:fill-color="#ffffff" fo:min-height="13.114cm"/>
    </style:style>
    <style:style style:name="pr8" style:family="presentation" style:parent-style-name="Standard-title">
      <style:graphic-properties fo:min-height="3.256cm"/>
    </style:style>
    <style:style style:name="pr9" style:family="presentation" style:parent-style-name="Standard-outline1">
      <style:graphic-properties draw:fill="solid" draw:fill-color="#99ccff" draw:auto-grow-height="true" fo:min-height="13.86cm"/>
    </style:style>
    <style:style style:name="P1" style:family="paragraph">
      <style:text-properties fo:font-size="32pt" style:font-size-asian="32pt" style:font-size-complex="32pt"/>
    </style:style>
    <style:style style:name="P2" style:family="paragraph">
      <style:text-properties fo:color="#808080" fo:font-size="24pt" style:font-size-asian="24pt" style:font-size-complex="24pt"/>
    </style:style>
    <style:style style:name="P3" style:family="paragraph">
      <style:text-properties fo:font-size="24pt" style:font-size-asian="24pt" style:font-size-complex="24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12pt" style:font-size-asian="12pt" style:font-size-complex="12pt"/>
    </style:style>
    <style:style style:name="P7" style:family="paragraph">
      <style:paragraph-properties fo:text-align="center"/>
      <style:text-properties fo:font-size="12pt" style:font-size-asian="12pt" style:font-size-complex="12pt"/>
    </style:style>
    <style:style style:name="P8" style:family="paragraph">
      <style:paragraph-properties fo:text-align="center"/>
      <style:text-properties fo:font-size="8pt" style:font-size-asian="8pt" style:font-size-complex="8pt"/>
    </style:style>
    <style:style style:name="P9" style:family="paragraph">
      <style:paragraph-properties fo:text-align="center"/>
      <style:text-properties fo:font-size="10pt" style:font-size-asian="10pt" style:font-size-complex="10pt"/>
    </style:style>
    <style:style style:name="P10" style:family="paragraph">
      <style:text-properties fo:font-size="10pt" style:font-size-asian="10pt" style:font-size-complex="10pt"/>
    </style:style>
    <style:style style:name="P11" style:family="paragraph">
      <style:text-properties fo:color="#808080" fo:font-size="10pt" style:font-size-asian="10pt" style:font-size-complex="10pt"/>
    </style:style>
    <style:style style:name="P12" style:family="paragraph">
      <style:paragraph-properties fo:text-align="center"/>
      <style:text-properties fo:font-size="18pt"/>
    </style:style>
    <style:style style:name="P13" style:family="paragraph">
      <style:text-properties fo:font-size="20pt"/>
    </style:style>
    <style:style style:name="P14" style:family="paragraph">
      <style:paragraph-properties fo:text-align="start"/>
      <style:text-properties fo:font-size="10pt" style:font-size-asian="10pt" style:font-size-complex="10pt"/>
    </style:style>
    <style:style style:name="T1" style:family="text">
      <style:text-properties fo:font-size="32pt" style:font-size-asian="32pt" style:font-size-complex="32pt"/>
    </style:style>
    <style:style style:name="T2" style:family="text">
      <style:text-properties fo:color="#808080" fo:font-size="24pt" style:font-size-asian="24pt" style:font-size-complex="24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color="#808080" fo:font-size="10pt" style:font-size-asian="10pt" style:font-size-complex="10pt"/>
    </style:style>
    <style:style style:name="T11"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WCI Authentication</text:span></text:p>
          </draw:text-box>
        </draw:frame>
        <draw:frame presentation:style-name="pr2" draw:text-style-name="P2" draw:layer="layout" svg:width="25.199cm" svg:height="6.452cm" svg:x="1.23cm" svg:y="4.048cm" presentation:class="subtitle" presentation:user-transformed="true">
          <draw:text-box>
            <text:p><text:span text:style-name="T2">Interactions between tiers during authentication with servlet 2.5 API &amp; servlet 3.0 API </text:span></text:p>
          </draw:text-box>
        </draw:frame>
        <draw:frame draw:style-name="gr1" draw:layer="layout" svg:width="9cm" svg:height="0.962cm" svg:x="9cm" svg:y="11.5cm">
          <draw:text-box>
            <text:p>Alain Defrance (eXo platform)</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3">
        <office:forms form:automatic-focus="false" form:apply-design-mode="false"/>
        <draw:frame presentation:style-name="pr4" draw:text-style-name="P1" draw:layer="layout" svg:width="25.199cm" svg:height="3.507cm" svg:x="1.4cm" svg:y="0.837cm" presentation:class="title">
          <draw:text-box>
            <text:p><text:span text:style-name="T1">Two types of authentication</text:span></text:p>
          </draw:text-box>
        </draw:frame>
        <draw:frame presentation:style-name="pr5" draw:text-style-name="P3" draw:layer="layout" svg:width="12.296cm" svg:height="13.609cm" svg:x="1.4cm" svg:y="4.914cm" presentation:class="outline" presentation:user-transformed="true">
          <draw:text-box>
            <text:list text:style-name="L2">
              <text:list-item>
                <text:p><text:span text:style-name="T3">Servlet 2.5 API</text:span></text:p>
                <text:list>
                  <text:list-item>
                    <text:p><text:span text:style-name="T4">Simulation of programmatic authentication.</text:span></text:p>
                  </text:list-item>
                  <text:list-item>
                    <text:p><text:span text:style-name="T4">Use a set of redirect.</text:span></text:p>
                  </text:list-item>
                </text:list>
              </text:list-item>
            </text:list>
          </draw:text-box>
        </draw:frame>
        <draw:frame presentation:style-name="pr6" draw:text-style-name="P3" draw:layer="layout" svg:width="12.296cm" svg:height="13.609cm" svg:x="14.311cm" svg:y="4.914cm" presentation:class="outline" presentation:user-transformed="true">
          <draw:text-box>
            <text:list text:style-name="L2">
              <text:list-item>
                <text:p><text:span text:style-name="T3">Servlet 3.0 API</text:span></text:p>
                <text:list>
                  <text:list-item>
                    <text:p><text:span text:style-name="T4">Use programmatic authentication provided by servlet 3.0 API.</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7"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3">
        <office:forms form:automatic-focus="false" form:apply-design-mode="false"/>
        <draw:frame presentation:style-name="pr8" draw:text-style-name="P1" draw:layer="layout" svg:width="25.199cm" svg:height="3.256cm" svg:x="1.4cm" svg:y="0.962cm" presentation:class="title">
          <draw:text-box>
            <text:p><text:span text:style-name="T1">Supported Servers</text:span></text:p>
          </draw:text-box>
        </draw:frame>
        <draw:frame presentation:style-name="pr6" draw:text-style-name="P3" draw:layer="layout" svg:width="12.296cm" svg:height="13.609cm" svg:x="1.4cm" svg:y="4.914cm" presentation:class="outline" presentation:user-transformed="true">
          <draw:text-box>
            <text:list text:style-name="L2">
              <text:list-item>
                <text:p><text:span text:style-name="T3">Using servlet 2.5 API</text:span></text:p>
                <text:list>
                  <text:list-item>
                    <text:p><text:span text:style-name="T4">Tomcat 6.x</text:span></text:p>
                  </text:list-item>
                  <text:list-item>
                    <text:p><text:span text:style-name="T4">Jetty 6.x</text:span></text:p>
                  </text:list-item>
                  <text:list-item>
                    <text:p><text:span text:style-name="T4">JBoss as 4.2</text:span></text:p>
                  </text:list-item>
                  <text:list-item>
                    <text:p><text:span text:style-name="T4">JBoss as 5.1</text:span></text:p>
                    <text:p><text:span text:style-name="T4"/></text:p>
                  </text:list-item>
                </text:list>
              </text:list-item>
            </text:list>
          </draw:text-box>
        </draw:frame>
        <draw:frame presentation:style-name="pr6" draw:text-style-name="P3" draw:layer="layout" svg:width="12.296cm" svg:height="13.609cm" svg:x="14.204cm" svg:y="4.891cm" presentation:class="outline" presentation:user-transformed="true">
          <draw:text-box>
            <text:list text:style-name="L2">
              <text:list-item>
                <text:p><text:span text:style-name="T3">Using servlet 3.0 API</text:span></text:p>
                <text:list>
                  <text:list-item>
                    <text:p><text:span text:style-name="T4">Tomcat 7.x</text:span></text:p>
                  </text:list-item>
                  <text:list-item>
                    <text:p><text:span text:style-name="T4">JBoss as 6.0</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4" draw:text-style-name="P1" draw:layer="layout" svg:width="25.199cm" svg:height="3.507cm" svg:x="1.4cm" svg:y="0.837cm" presentation:class="title">
          <draw:text-box>
            <text:p><text:span text:style-name="T1">WCI Authentication components</text:span></text:p>
          </draw:text-box>
        </draw:frame>
        <draw:frame presentation:style-name="pr9" draw:text-style-name="P3" draw:layer="layout" svg:width="25.199cm" svg:height="13.86cm" svg:x="1.4cm" svg:y="4.914cm" presentation:class="outline" presentation:user-transformed="true">
          <draw:text-box>
            <text:list text:style-name="L2">
              <text:list-item>
                <text:p><text:span text:style-name="T3">Can Authenticate through JAAS</text:span></text:p>
              </text:list-item>
              <text:list-item>
                <text:p><text:span text:style-name="T3">Produce an AuthenticationResult instance</text:span></text:p>
              </text:list-item>
              <text:list-item>
                <text:p><text:span text:style-name="T3">Have authentication lifecycle listeners</text:span></text:p>
              </text:list-item>
              <text:list-item>
                <text:p><text:span text:style-name="T3">Have a JAAS LoginModule (WCILoginModule)</text:span></text:p>
              </text:list-item>
              <text:list-item>
                <text:p><text:span text:style-name="T3">Have a Servlet (WCILoginController)</text:span></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1" draw:master-page-name="Standard" presentation:presentation-page-layout-name="AL4T19">
        <office:forms form:automatic-focus="false" form:apply-design-mode="false"/>
        <draw:connector draw:style-name="gr3" draw:text-style-name="P4" draw:layer="layout" svg:x1="12cm" svg:y1="10cm" svg:x2="20cm" svg:y2="10.75cm" draw:start-shape="id1" draw:start-glue-point="1" draw:end-shape="id2" draw:end-glue-point="3" svg:d="m12000 10000h4000v750h4000">
          <text:p/>
        </draw:connector>
        <draw:frame presentation:style-name="pr4" draw:text-style-name="P1" draw:layer="layout" svg:width="25.199cm" svg:height="3.507cm" svg:x="1.4cm" svg:y="0.837cm" presentation:class="title" presentation:user-transformed="true">
          <draw:text-box>
            <text:p><text:span text:style-name="T1">WCI Authentication API (tomcat)</text:span></text:p>
          </draw:text-box>
        </draw:frame>
        <draw:rect draw:style-name="gr4" draw:text-style-name="P6" draw:id="id7" draw:layer="layout" svg:width="5.5cm" svg:height="2cm" svg:x="20cm" svg:y="6.5cm">
          <text:p text:style-name="P5"><text:span text:style-name="T5">AuthenticationEvent</text:span></text:p>
          <text:p text:style-name="P5"><text:span text:style-name="T6">- request : HttpServletRequest</text:span></text:p>
          <text:p text:style-name="P5"><text:span text:style-name="T6">- response : HttpServletResponse</text:span></text:p>
          <text:p text:style-name="P5"><text:span text:style-name="T6">- credentials : Credentials</text:span></text:p>
        </draw:rect>
        <draw:rect draw:style-name="gr4" draw:text-style-name="P6" draw:id="id3" draw:layer="layout" svg:width="18.5cm" svg:height="2cm" svg:x="1cm" svg:y="6.5cm">
          <text:p text:style-name="P5"><text:span text:style-name="T5">ServletContainer</text:span></text:p>
          <text:p text:style-name="P5"><text:span text:style-name="T6">+ login(HttpServletRequest, HttpServletResponse, String username, String pass, long validity): AuthenticationResult</text:span></text:p>
          <text:p text:style-name="P5"><text:span text:style-name="T6">+ logout(HttpServletRequest, HttpServletResponse)</text:span></text:p>
          <text:p text:style-name="P5"><text:span text:style-name="T6">+ addAuthenticationListener(Authenticationlistener)</text:span></text:p>
        </draw:rect>
        <draw:rect draw:style-name="gr4" draw:text-style-name="P6" draw:id="id2" draw:layer="layout" svg:width="5.5cm" svg:height="1.5cm" svg:x="20cm" svg:y="10cm">
          <text:p text:style-name="P5"><text:span text:style-name="T5">AuthenticationListener</text:span></text:p>
          <text:p text:style-name="P5"><text:span text:style-name="T6">+ onLogin(AuthenticationEvent)</text:span></text:p>
          <text:p text:style-name="P5"><text:span text:style-name="T6">+ onLogout(AuthenticationEvent)</text:span></text:p>
        </draw:rect>
        <draw:rect draw:style-name="gr4" draw:text-style-name="P6" draw:id="id1" draw:layer="layout" svg:width="5.5cm" svg:height="1cm" svg:x="6.5cm" svg:y="9.5cm">
          <text:p text:style-name="P5"><text:span text:style-name="T5">DefaultServletContainer</text:span></text:p>
        </draw:rect>
        <draw:rect draw:style-name="gr4" draw:text-style-name="P6" draw:id="id4" draw:layer="layout" svg:width="14.5cm" svg:height="1.5cm" svg:x="2cm" svg:y="11cm">
          <text:p text:style-name="P5"><text:span text:style-name="T5">ServletContainerContext</text:span></text:p>
          <text:p text:style-name="P5"><text:span text:style-name="T6">+ login(HttpServletRequest, HttpServletResponse, String, String, long): AuthenticationResult</text:span></text:p>
          <text:p text:style-name="P5"><text:span text:style-name="T6">+ logout(HttpServletRequest, HttpServletResponse)</text:span></text:p>
        </draw:rect>
        <draw:connector draw:style-name="gr5" draw:text-style-name="P4" draw:layer="layout" draw:type="line" svg:x1="9.25cm" svg:y1="9.5cm" svg:x2="10.25cm" svg:y2="8.5cm" draw:start-shape="id1" draw:end-shape="id3" svg:d="m9250 9500 1000-1000">
          <text:p/>
        </draw:connector>
        <draw:connector draw:style-name="gr3" draw:text-style-name="P4" draw:layer="layout" draw:type="line" svg:x1="9.25cm" svg:y1="10.5cm" svg:x2="9.25cm" svg:y2="11cm" draw:start-shape="id1" draw:end-shape="id4" svg:d="m9250 10500v500">
          <text:p/>
        </draw:connector>
        <draw:rect draw:style-name="gr4" draw:text-style-name="P7" draw:id="id5" draw:layer="layout" svg:width="6cm" svg:height="1cm" svg:x="2.5cm" svg:y="13.5cm">
          <text:p text:style-name="P4"><text:span text:style-name="T5">TC6ServletContainerContext</text:span></text:p>
          <text:p text:style-name="P4"><text:span text:style-name="T5">(servlet 2.5)</text:span></text:p>
        </draw:rect>
        <draw:rect draw:style-name="gr4" draw:text-style-name="P7" draw:id="id6" draw:layer="layout" svg:width="6cm" svg:height="1cm" svg:x="9.5cm" svg:y="13.5cm">
          <text:p text:style-name="P4"><text:span text:style-name="T5">TC7ServletContainerContext</text:span></text:p>
          <text:p text:style-name="P4"><text:span text:style-name="T5">(servlet 2.0)</text:span></text:p>
        </draw:rect>
        <draw:connector draw:style-name="gr5" draw:text-style-name="P4" draw:layer="layout" svg:x1="2.5cm" svg:y1="14cm" svg:x2="2cm" svg:y2="11.75cm" draw:start-shape="id5" draw:end-shape="id4" draw:end-glue-point="3" svg:d="m2500 14000h-1001v-2250h501">
          <text:p/>
        </draw:connector>
        <draw:connector draw:style-name="gr5" draw:text-style-name="P4" draw:layer="layout" draw:line-skew="-0.001cm" svg:x1="15.5cm" svg:y1="14cm" svg:x2="16.5cm" svg:y2="11.75cm" draw:start-shape="id6" draw:start-glue-point="1" draw:end-shape="id4" draw:end-glue-point="1" svg:d="m15500 14000h1982v-2250h-982">
          <text:p/>
        </draw:connector>
        <draw:connector draw:style-name="gr3" draw:text-style-name="P4" draw:layer="layout" svg:x1="22.75cm" svg:y1="8.5cm" svg:x2="22.75cm" svg:y2="10cm" draw:start-shape="id7" draw:end-shape="id2" svg:d="m22750 8500v1500">
          <text:p/>
        </draw:connector>
        <draw:rect draw:style-name="gr4" draw:text-style-name="P6" draw:id="id10" draw:layer="layout" svg:width="7.5cm" svg:height="2.5cm" svg:x="1cm" svg:y="17.5cm">
          <text:p text:style-name="P5"><text:span text:style-name="T5">TicketService</text:span></text:p>
          <text:p text:style-name="P5"><text:span text:style-name="T6">+ createTicket(Credentials) : String</text:span></text:p>
          <text:p text:style-name="P5"><text:span text:style-name="T6">+ validateTicket(String, boolean) : Credentials</text:span></text:p>
          <text:p text:style-name="P5"><text:span text:style-name="T6">+ getValidityMillis() : long</text:span></text:p>
          <text:p text:style-name="P5"><text:span text:style-name="T6">+ setValidityMillis(long)</text:span></text:p>
        </draw:rect>
        <draw:ellipse draw:style-name="gr6" draw:text-style-name="P8" draw:layer="layout" svg:width="1cm" svg:height="0.5cm" svg:x="15.5cm" svg:y="10.1cm">
          <text:p text:style-name="P4"><text:span text:style-name="T7">Call</text:span></text:p>
        </draw:ellipse>
        <draw:rect draw:style-name="gr4" draw:text-style-name="P6" draw:id="id8" draw:layer="layout" svg:width="4cm" svg:height="1cm" svg:x="17cm" svg:y="17cm">
          <text:p text:style-name="P6">Servlet API 3.0</text:p>
        </draw:rect>
        <draw:connector draw:style-name="gr3" draw:text-style-name="P4" draw:layer="layout" svg:x1="12.5cm" svg:y1="14.5cm" svg:x2="19cm" svg:y2="17cm" draw:start-shape="id6" draw:start-glue-point="2" draw:end-shape="id8" svg:d="m12500 14500v1293h6500v1207">
          <text:p/>
        </draw:connector>
        <draw:rect draw:style-name="gr4" draw:text-style-name="P7" draw:layer="layout" svg:width="6cm" svg:height="1cm" svg:x="9.5cm" svg:y="13.5cm">
          <text:p text:style-name="P4"><text:span text:style-name="T5">TC7ServletContainerContext</text:span></text:p>
          <text:p text:style-name="P4"><text:span text:style-name="T5">(servlet 2.0)</text:span></text:p>
        </draw:rect>
        <draw:ellipse draw:style-name="gr6" draw:text-style-name="P8" draw:layer="layout" svg:width="2.5cm" svg:height="0.5cm" svg:x="14.3cm" svg:y="15.5cm">
          <text:p text:style-name="P4"><text:span text:style-name="T7">Call</text:span></text:p>
        </draw:ellipse>
        <draw:rect draw:style-name="gr4" draw:text-style-name="P6" draw:id="id9" draw:layer="layout" svg:width="4.5cm" svg:height="1cm" svg:x="7cm" svg:y="15.5cm">
          <text:p text:style-name="P6">GenericAuthentication</text:p>
        </draw:rect>
        <draw:connector draw:style-name="gr3" draw:text-style-name="P4" draw:layer="layout" svg:x1="8.5cm" svg:y1="14cm" svg:x2="9.25cm" svg:y2="15.5cm" draw:start-shape="id5" draw:start-glue-point="1" draw:end-shape="id9" draw:end-glue-point="0" svg:d="m8500 14000h750v1500">
          <text:p/>
        </draw:connector>
        <draw:connector draw:style-name="gr3" draw:text-style-name="P4" draw:layer="layout" svg:x1="9.25cm" svg:y1="16.5cm" svg:x2="8.5cm" svg:y2="18.75cm" draw:start-shape="id9" draw:start-glue-point="2" draw:end-shape="id10" draw:end-glue-point="1" svg:d="m9250 16500v2250h-750">
          <text:p/>
        </draw:connector>
        <draw:ellipse draw:style-name="gr6" draw:text-style-name="P8" draw:layer="layout" svg:width="2.5cm" svg:height="0.5cm" svg:x="8cm" svg:y="16.8cm">
          <text:p text:style-name="P4"><text:span text:style-name="T7">Create wci ticket</text:span></text:p>
        </draw:ellipse>
        <presentation:notes draw:style-name="dp2">
          <draw:page-thumbnail draw:style-name="gr2" draw:layer="layout" svg:width="14.848cm" svg:height="11.136cm" svg:x="3.075cm" svg:y="2.257cm" draw:page-number="5" presentation:class="page"/>
          <draw:frame presentation:style-name="pr7" draw:layer="layout" svg:width="16.799cm" svg:height="13.114cm" svg:x="2.1cm" svg:y="14.107cm" presentation:class="notes" presentation:placeholder="true">
            <draw:text-box/>
          </draw:frame>
        </presentation:notes>
      </draw:page>
      <draw:page draw:name="page6"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draw:text-box>
            <text:p><text:span text:style-name="T1">WCI Authentication and GateIn</text:span></text:p>
          </draw:text-box>
        </draw:frame>
        <draw:rect draw:style-name="gr4" draw:text-style-name="P4" draw:id="id12" draw:layer="layout" svg:width="5cm" svg:height="1cm" svg:x="11cm" svg:y="12.5cm">
          <text:p text:style-name="P4">GateIn portal</text:p>
        </draw:rect>
        <draw:rect draw:style-name="gr4" draw:text-style-name="P4" draw:id="id13" draw:layer="layout" svg:width="5cm" svg:height="1cm" svg:x="11cm" svg:y="7.5cm">
          <text:p text:style-name="P4">WCI</text:p>
        </draw:rect>
        <draw:custom-shape draw:style-name="gr7" draw:text-style-name="P4" draw:id="id11" draw:layer="layout" svg:width="1cm" svg:height="1cm" svg:x="13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7" draw:layer="layout" svg:width="2cm" svg:height="0.721cm" svg:x="12.5cm" svg:y="17.279cm">
          <draw:text-box>
            <text:p text:style-name="P4"><text:span text:style-name="T5">User</text:span></text:p>
          </draw:text-box>
        </draw:frame>
        <draw:connector draw:style-name="gr5" draw:text-style-name="P4" draw:layer="layout" draw:type="curve" svg:x1="13cm" svg:y1="16.5cm" svg:x2="11cm" svg:y2="13cm" draw:start-shape="id11" draw:start-glue-point="6" draw:end-shape="id12" svg:d="m13000 16500c-3751 0-2751-3500-2000-3500">
          <text:p/>
        </draw:connector>
        <draw:connector draw:style-name="gr5" draw:text-style-name="P4" draw:layer="layout" draw:type="curve" svg:x1="11cm" svg:y1="13cm" svg:x2="11cm" svg:y2="8cm" draw:start-shape="id12" draw:start-glue-point="3" draw:end-shape="id13" draw:end-glue-point="3" svg:d="m11000 13000c-751 0-751-5000 0-5000">
          <text:p/>
        </draw:connector>
        <draw:ellipse draw:style-name="gr6" draw:text-style-name="P9" draw:layer="layout" svg:width="3cm" svg:height="1.5cm" svg:x="9cm" svg:y="15cm">
          <text:p text:style-name="P4"><text:span text:style-name="T8">Request</text:span></text:p>
          <text:p text:style-name="P4"><text:span text:style-name="T8">authentication</text:span></text:p>
        </draw:ellipse>
        <draw:ellipse draw:style-name="gr6" draw:text-style-name="P9" draw:layer="layout" svg:width="3cm" svg:height="1.5cm" svg:x="8.5cm" svg:y="9.5cm">
          <text:p text:style-name="P4"><text:span text:style-name="T8">Delegate</text:span></text:p>
          <text:p text:style-name="P4"><text:span text:style-name="T8">authentication</text:span></text:p>
        </draw:ellipse>
        <draw:connector draw:style-name="gr5" draw:text-style-name="P4" draw:layer="layout" draw:type="curve" draw:line-skew="1.749cm" svg:x1="16cm" svg:y1="8cm" svg:x2="14cm" svg:y2="16.5cm" draw:start-shape="id13" draw:end-shape="id11" draw:end-glue-point="10" svg:d="m16000 8000c3375 0 4375 8500-2000 8500">
          <text:p/>
        </draw:connector>
        <draw:ellipse draw:style-name="gr6" draw:text-style-name="P9" draw:layer="layout" svg:width="3cm" svg:height="1.5cm" svg:x="17cm" svg:y="10.5cm">
          <text:p text:style-name="P4"><text:span text:style-name="T8">Redirect the user</text:span></text:p>
        </draw:ellipse>
        <presentation:notes draw:style-name="dp2">
          <draw:page-thumbnail draw:style-name="gr2" draw:layer="layout" svg:width="14.848cm" svg:height="11.136cm" svg:x="3.075cm" svg:y="2.257cm" draw:page-number="6" presentation:class="page"/>
          <draw:frame presentation:style-name="pr7" draw:layer="layout" svg:width="16.799cm" svg:height="13.114cm" svg:x="2.1cm" svg:y="14.107cm" presentation:class="notes" presentation:placeholder="true">
            <draw:text-box/>
          </draw:frame>
        </presentation:notes>
      </draw:page>
      <draw:page draw:name="page7"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draw:text-box>
            <text:p><text:span text:style-name="T1">GateIn Authentication</text:span></text:p>
          </draw:text-box>
        </draw:frame>
        <draw:rect draw:style-name="gr9" draw:text-style-name="P4" draw:layer="layout" svg:width="7cm" svg:height="6.5cm" svg:x="4cm" svg:y="6cm">
          <text:p text:style-name="P4">WCI</text:p>
        </draw:rect>
        <draw:rect draw:style-name="gr9" draw:text-style-name="P4" draw:layer="layout" svg:width="7cm" svg:height="6.5cm" svg:x="16.5cm" svg:y="6cm">
          <text:p text:style-name="P4">GateIn</text:p>
        </draw:rect>
        <draw:custom-shape draw:style-name="gr10" draw:text-style-name="P7" draw:id="id14" draw:layer="layout" svg:width="5cm" svg:height="1cm" svg:x="5cm" svg:y="7.5cm">
          <text:p text:style-name="P4"><text:span text:style-name="T5">WCILogin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id="id18" draw:layer="layout" svg:width="5cm" svg:height="1cm" svg:x="5cm" svg:y="9cm">
          <text:p text:style-name="P4"><text:span text:style-name="T5">WCILogin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id="id21" draw:layer="layout" svg:width="5cm" svg:height="1cm" svg:x="5cm" svg:y="10.5cm">
          <text:p text:style-name="P4"><text:span text:style-name="T5">Servlet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id="id15" draw:layer="layout" svg:width="4cm" svg:height="1cm" svg:x="5.5cm" svg:y="4.5cm">
          <text:p text:style-name="P4"><text:span text:style-name="T5">JA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id="id16" draw:layer="layout" svg:width="5cm" svg:height="1cm" svg:x="17.5cm" svg:y="7.5cm">
          <text:p text:style-name="P4"><text:span text:style-name="T5">PortalLogin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id="id17" draw:layer="layout" svg:width="5cm" svg:height="1cm" svg:x="17.5cm" svg:y="9cm">
          <text:p text:style-name="P4"><text:span text:style-name="T5">PortalLogin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id="id20" draw:layer="layout" svg:width="5cm" svg:height="1cm" svg:x="17.5cm" svg:y="10.5cm">
          <text:p text:style-name="P4"><text:span text:style-name="T5">InitiateLoginServ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id="id22" draw:layer="layout" svg:width="1cm" svg:height="1cm" svg:x="11cm" svg:y="1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4" draw:layer="layout" draw:type="curve" svg:x1="5cm" svg:y1="8cm" svg:x2="5.5cm" svg:y2="5cm" draw:start-shape="id14" draw:start-glue-point="3" draw:end-shape="id15" svg:d="m5000 8000c-751 0-1001-3000 500-3000">
          <text:p/>
        </draw:connector>
        <draw:connector draw:style-name="gr5" draw:text-style-name="P4" draw:layer="layout" draw:type="lines" svg:x1="17.5cm" svg:y1="8cm" svg:x2="10cm" svg:y2="8cm" draw:start-shape="id16" draw:end-shape="id14" svg:d="m17500 8000h-501-6497-502">
          <text:p/>
        </draw:connector>
        <draw:connector draw:style-name="gr5" draw:text-style-name="P4" draw:layer="layout" draw:type="lines" svg:x1="17.5cm" svg:y1="9.5cm" svg:x2="10cm" svg:y2="9.5cm" draw:start-shape="id17" draw:end-shape="id18" svg:d="m17500 9500h-501-6497-502">
          <text:p/>
        </draw:connector>
        <draw:custom-shape draw:style-name="gr10" draw:text-style-name="P7" draw:id="id19" draw:layer="layout" svg:width="4cm" svg:height="1cm" svg:x="5.5cm" svg:y="19.5cm">
          <text:p text:style-name="P4"><text:span text:style-name="T5">Servlet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draw:type="curve" svg:x1="7.5cm" svg:y1="16.5cm" svg:x2="7.5cm" svg:y2="19.5cm" draw:end-shape="id19" svg:d="m7500 16500v3000">
          <text:p/>
        </draw:connector>
        <draw:connector draw:style-name="gr12" draw:text-style-name="P4" draw:layer="layout" draw:type="curve" draw:line-skew="0.251cm" svg:x1="20cm" svg:y1="10.5cm" svg:x2="7.5cm" svg:y2="10.5cm" draw:start-shape="id20" draw:start-glue-point="0" draw:end-shape="id21" draw:end-glue-point="0" svg:d="m20000 10500c0-375-12500-375-12500 0">
          <text:p/>
        </draw:connector>
        <draw:ellipse draw:style-name="gr6" draw:text-style-name="P9" draw:layer="layout" svg:width="4.5cm" svg:height="0.5cm" svg:x="11.5cm" svg:y="10cm">
          <text:p text:style-name="P4"><text:span text:style-name="T8">Login/Logout</text:span></text:p>
        </draw:ellipse>
        <draw:connector draw:style-name="gr12" draw:text-style-name="P4" draw:layer="layout" draw:type="curve" draw:line-skew="2.997cm" svg:x1="9.5cm" svg:y1="20cm" svg:x2="22.5cm" svg:y2="8cm" draw:start-shape="id19" draw:end-shape="id16" draw:end-glue-point="1" svg:d="m9500 20000c24748 0 18248-12000 13000-12000">
          <text:p/>
        </draw:connector>
        <draw:connector draw:style-name="gr12" draw:text-style-name="P4" draw:layer="layout" draw:type="curve" svg:x1="12cm" svg:y1="14cm" svg:x2="17.5cm" svg:y2="11cm" draw:start-shape="id22" draw:start-glue-point="10" draw:end-shape="id20" svg:d="m12000 14000c4125 0 1375-3000 5500-3000">
          <text:p/>
        </draw:connector>
        <draw:custom-shape draw:style-name="gr10" draw:text-style-name="P7" draw:id="id26" draw:layer="layout" svg:width="4cm" svg:height="2cm" svg:x="5.5cm" svg:y="15cm">
          <text:p text:style-name="P4"><text:span text:style-name="T5">Servlet API</text:span></text:p>
          <text:p text:style-name="P4"><text:span text:style-name="T5">version</text:span></text:p>
          <draw:enhanced-geometry svg:viewBox="0 0 21600 21600" draw:glue-points="10800 0 0 10800 10800 21600 21600 10800" draw:text-areas="5400 5400 16200 16200" draw:type="diamond" draw:enhanced-path="M 10800 0 L 21600 10800 10800 21600 0 10800 10800 0 Z N"/>
        </draw:custom-shape>
        <draw:ellipse draw:style-name="gr6" draw:text-style-name="P9" draw:layer="layout" svg:width="4.5cm" svg:height="0.5cm" svg:x="11cm" svg:y="19.5cm">
          <text:p text:style-name="P4"><text:span text:style-name="T8">Use</text:span></text:p>
        </draw:ellipse>
        <draw:ellipse draw:style-name="gr6" draw:text-style-name="P9" draw:layer="layout" svg:width="4cm" svg:height="0.5cm" svg:x="5.5cm" svg:y="18cm">
          <text:p text:style-name="P4"><text:span text:style-name="T8">Servlet 3.0</text:span></text:p>
        </draw:ellipse>
        <draw:ellipse draw:style-name="gr6" draw:text-style-name="P9" draw:layer="layout" svg:width="4.5cm" svg:height="0.5cm" svg:x="12.3cm" svg:y="12.7cm">
          <text:p text:style-name="P4"><text:span text:style-name="T8">Request login/logout</text:span></text:p>
        </draw:ellipse>
        <draw:ellipse draw:style-name="gr6" draw:text-style-name="P9" draw:layer="layout" svg:width="4.5cm" svg:height="0.5cm" svg:x="21cm" svg:y="6.5cm">
          <text:p text:style-name="P4"><text:span text:style-name="T8">Perform authentication</text:span></text:p>
        </draw:ellipse>
        <draw:rect draw:style-name="gr13" draw:text-style-name="P9" draw:id="id23" draw:layer="layout" svg:width="3.5cm" svg:height="0.5cm" svg:x="15cm" svg:y="4.5cm">
          <text:p text:style-name="P4"><text:span text:style-name="T8">Optional login module</text:span></text:p>
        </draw:rect>
        <draw:rect draw:style-name="gr13" draw:text-style-name="P9" draw:id="id24" draw:layer="layout" svg:width="2cm" svg:height="0.5cm" svg:x="14cm" svg:y="8.5cm">
          <text:p text:style-name="P4"><text:span text:style-name="T8">/login</text:span></text:p>
        </draw:rect>
        <draw:connector draw:style-name="gr3" draw:text-style-name="P4" draw:layer="layout" draw:type="curve" draw:line-skew="0.75cm" svg:x1="16.75cm" svg:y1="5cm" svg:x2="20cm" svg:y2="7.5cm" draw:start-shape="id23" draw:end-shape="id16" svg:d="m16750 5000c0 3000 3250 1750 3250 2500">
          <text:p/>
        </draw:connector>
        <draw:connector draw:style-name="gr3" draw:text-style-name="P4" draw:layer="layout" draw:type="curve" draw:line-skew="0cm 0.189cm" svg:x1="16cm" svg:y1="8.75cm" svg:x2="20cm" svg:y2="9cm" draw:start-shape="id24" draw:start-glue-point="1" draw:end-shape="id17" draw:end-glue-point="0" svg:d="m16000 8750c1125 0 937-31 1656-85s2344-133 2344 335">
          <text:p/>
        </draw:connector>
        <draw:frame draw:style-name="gr8" draw:text-style-name="P7" draw:layer="layout" svg:width="2cm" svg:height="0.721cm" svg:x="10.5cm" svg:y="14.5cm">
          <draw:text-box>
            <text:p text:style-name="P4"><text:span text:style-name="T5">User</text:span></text:p>
          </draw:text-box>
        </draw:frame>
        <draw:rect draw:style-name="gr13" draw:text-style-name="P9" draw:id="id25" draw:layer="layout" svg:width="2cm" svg:height="0.5cm" svg:x="24.5cm" svg:y="7.5cm">
          <text:p text:style-name="P4"><text:span text:style-name="T8">/initiatelogin</text:span></text:p>
        </draw:rect>
        <draw:connector draw:style-name="gr3" draw:text-style-name="P4" draw:layer="layout" draw:type="curve" svg:x1="24.5cm" svg:y1="7.75cm" svg:x2="22.5cm" svg:y2="9.5cm" draw:start-shape="id25" draw:end-shape="id17" svg:d="m24500 7750c-1498 0-499 1750-2000 1750">
          <text:p/>
        </draw:connector>
        <draw:connector draw:style-name="gr12" draw:text-style-name="P4" draw:layer="layout" draw:type="curve" svg:x1="7.5cm" svg:y1="11.5cm" svg:x2="7.5cm" svg:y2="15cm" draw:start-shape="id21" draw:end-shape="id26" draw:end-glue-point="4" svg:d="m7500 11500v3500">
          <text:p/>
        </draw:connector>
        <draw:connector draw:style-name="gr12" draw:text-style-name="P4" draw:layer="layout" draw:type="curve" svg:x1="9.5cm" svg:y1="16cm" svg:x2="22.5cm" svg:y2="8cm" draw:start-shape="id26" draw:start-glue-point="7" draw:end-shape="id16" draw:end-glue-point="1" svg:d="m9500 16000c20253 0 13753-8000 13000-8000">
          <text:p/>
        </draw:connector>
        <draw:ellipse draw:style-name="gr6" draw:text-style-name="P9" draw:layer="layout" svg:width="4cm" svg:height="0.5cm" svg:x="20cm" svg:y="14cm">
          <text:p text:style-name="P4"><text:span text:style-name="T8">Servlet 2.5</text:span></text:p>
        </draw:ellipse>
        <presentation:notes draw:style-name="dp2">
          <draw:page-thumbnail draw:style-name="gr2"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Form</text:span></text:p>
          </draw:text-box>
        </draw:frame>
        <draw:rect draw:style-name="gr3" draw:text-style-name="P4" draw:layer="layout" svg:width="0.5cm" svg:height="14cm" svg:x="3.5cm" svg:y="6cm">
          <text:p/>
        </draw:rect>
        <draw:rect draw:style-name="gr3" draw:text-style-name="P4" draw:layer="layout" svg:width="0.5cm" svg:height="14cm" svg:x="12cm" svg:y="6cm">
          <text:p/>
        </draw:rect>
        <draw:rect draw:style-name="gr3" draw:text-style-name="P4" draw:layer="layout" svg:width="0.5cm" svg:height="14cm" svg:x="18.5cm" svg:y="6cm">
          <text:p/>
        </draw:rect>
        <draw:frame draw:style-name="gr1" draw:text-style-name="P9" draw:layer="layout" svg:width="2.5cm" svg:height="1.039cm" svg:x="-0.5cm" svg:y="4.5cm">
          <draw:text-box>
            <text:p text:style-name="P4"><text:span text:style-name="T8">User on form</text:span></text:p>
          </draw:text-box>
        </draw:frame>
        <draw:frame draw:style-name="gr14" draw:text-style-name="P10" draw:layer="layout" svg:width="1.5cm" svg:height="0.645cm" svg:x="18.1cm" svg:y="4.5cm">
          <draw:text-box>
            <text:p><text:span text:style-name="T8">WCI</text:span></text:p>
          </draw:text-box>
        </draw:frame>
        <draw:frame draw:style-name="gr14" draw:text-style-name="P9" draw:layer="layout" svg:width="4cm" svg:height="1.433cm" svg:x="19.8cm" svg:y="4.5cm">
          <draw:text-box>
            <text:p text:style-name="P4"><text:span text:style-name="T8">WCILoginModule</text:span></text:p>
            <text:p text:style-name="P4"><text:span text:style-name="T8">PortalLoginModule</text:span></text:p>
            <text:p text:style-name="P4"><text:span text:style-name="T9">j_check_username</text:span></text:p>
          </draw:text-box>
        </draw:frame>
        <draw:rect draw:style-name="gr3" draw:text-style-name="P4" draw:layer="layout" svg:width="0.5cm" svg:height="14cm" svg:x="25.5cm" svg:y="6cm">
          <text:p/>
        </draw:rect>
        <draw:frame draw:style-name="gr1" draw:text-style-name="P9" draw:layer="layout" svg:width="4cm" svg:height="1.433cm" svg:x="10.3cm" svg:y="4.567cm">
          <draw:text-box>
            <text:p text:style-name="P4"><text:span text:style-name="T8">InitiateLoginServlet</text:span></text:p>
            <text:p text:style-name="P4"><text:span text:style-name="T8"/></text:p>
            <text:p text:style-name="P4"><text:span text:style-name="T9">/initiatelogin</text:span></text:p>
          </draw:text-box>
        </draw:frame>
        <draw:frame draw:style-name="gr1" draw:text-style-name="P10" draw:layer="layout" svg:width="4cm" svg:height="0.645cm" svg:x="24cm" svg:y="4.355cm">
          <draw:text-box>
            <text:p><text:span text:style-name="T8">/portal/private/classic</text:span></text:p>
          </draw:text-box>
        </draw:frame>
        <draw:circle draw:style-name="gr15" draw:text-style-name="P9" draw:layer="layout" svg:width="1cm" svg:height="1cm" svg:x="25.5cm" svg:y="14.5cm">
          <text:p text:style-name="P4"><text:span text:style-name="T8">End</text:span></text:p>
        </draw:circle>
        <draw:rect draw:style-name="gr3" draw:text-style-name="P4" draw:layer="layout" svg:width="0.5cm" svg:height="14cm" svg:x="21.5cm" svg:y="6cm">
          <text:p/>
        </draw:rect>
        <draw:custom-shape draw:style-name="gr16" draw:text-style-name="P9" draw:layer="layout" svg:width="3cm" svg:height="1cm" svg:x="21.5cm" svg:y="13cm">
          <text:p text:style-name="P4"><text:span text:style-name="T8">Authentic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5cm" svg:height="1cm" svg:x="1cm" svg:y="6.5cm">
          <text:p text:style-name="P4"><text:span text:style-name="T8">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1.5cm">
          <text:p text:style-name="P4"><text:span text:style-name="T8">.login()</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2.5cm" svg:height="1cm" svg:x="19cm" svg:y="13cm">
          <text:p text:style-name="P4"><text:span text:style-name="T8">Call JAAS</text:span></text:p>
          <draw:enhanced-geometry svg:viewBox="0 0 21600 21600" draw:text-areas="0 ?f0 ?f5 ?f2" draw:type="right-arrow" draw:modifiers="17237.7693845812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3.5cm" svg:height="1cm" svg:x="22cm" svg:y="14.5cm">
          <text:p text:style-name="P4"><text:span text:style-name="T8">Redirect to </text:span></text:p>
          <draw:enhanced-geometry svg:viewBox="0 0 21600 21600" draw:text-areas="0 ?f0 ?f5 ?f2" draw:type="right-arrow" draw:modifiers="17213.3676092545 5502.49750249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9" draw:layer="layout" svg:width="2.5cm" svg:height="0.5cm" svg:x="15cm" svg:y="11cm">
          <text:p text:style-name="P4"><text:span text:style-name="T8">Cre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 draw:text-style-name="P9" draw:layer="layout" svg:width="2.5cm" svg:height="0.5cm" svg:x="20.5cm" svg:y="12.5cm">
          <text:p text:style-name="P4"><text:span text:style-name="T8">Valid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 draw:text-style-name="P11" draw:layer="layout" svg:width="21cm" svg:height="0.645cm" svg:x="3cm" svg:y="3.5cm">
          <draw:text-box>
            <text:p><text:span text:style-name="T10">This use case addresses when the end user fills in a form and submits it with a click to trigger authentication</text:span></text:p>
          </draw:text-box>
        </draw:frame>
        <draw:rect draw:style-name="gr4" draw:text-style-name="P4" draw:layer="layout" svg:width="4cm" svg:height="1cm" svg:x="23cm" svg:y="1cm">
          <text:p text:style-name="P4">Server 2.5</text:p>
        </draw:rect>
        <draw:rect draw:style-name="gr3" draw:text-style-name="P4" draw:layer="layout" svg:width="0.5cm" svg:height="14cm" svg:x="0.5cm" svg:y="6cm">
          <text:p/>
        </draw:rect>
        <draw:frame draw:style-name="gr1" draw:text-style-name="P9" draw:layer="layout" svg:width="4cm" svg:height="1.433cm" svg:x="2cm" svg:y="4.5cm">
          <draw:text-box>
            <text:p text:style-name="P4"><text:span text:style-name="T8">WCILoginController</text:span></text:p>
            <text:p text:style-name="P4"><text:span text:style-name="T8">PortalLoginController</text:span></text:p>
            <text:p text:style-name="P4"><text:span text:style-name="T8">/login</text:span></text:p>
          </draw:text-box>
        </draw:frame>
        <draw:rect draw:style-name="gr3" draw:text-style-name="P4" draw:layer="layout" svg:width="0.5cm" svg:height="14cm" svg:x="8cm" svg:y="6cm">
          <text:p/>
        </draw:rect>
        <draw:custom-shape draw:style-name="gr17" draw:text-style-name="P9" draw:layer="layout" svg:width="4cm" svg:height="2cm" svg:x="4cm" svg:y="7cm">
          <text:p text:style-name="P4"><text:span text:style-name="T8">If remember me</text:span></text:p>
          <text:p text:style-name="P4"><text:span text:style-name="T8">checked, create a</text:span></text:p>
          <text:p text:style-name="P4"><text:span text:style-name="T8">token and add it to</text:span></text:p>
          <text:p text:style-name="P4"><text:span text:style-name="T8">the response as</text:span></text:p>
          <text:p text:style-name="P4"><text:span text:style-name="T8">cookie</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cm" svg:height="1cm" svg:x="4cm" svg:y="9.5cm">
          <text:p text:style-name="P4"><text:span text:style-name="T8">Redirect to</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9" draw:layer="layout" svg:width="2.5cm" svg:height="1.039cm" svg:x="7cm" svg:y="4.5cm">
          <draw:text-box>
            <text:p text:style-name="P4"><text:span text:style-name="T8">Protected resource</text:span></text:p>
          </draw:text-box>
        </draw:frame>
        <draw:custom-shape draw:style-name="gr11" draw:text-style-name="P9" draw:layer="layout" svg:width="3.5cm" svg:height="1cm" svg:x="8.5cm" svg:y="10.5cm">
          <text:p text:style-name="P4"><text:span text:style-name="T8">JAAS redirect</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Form</text:span></text:p>
          </draw:text-box>
        </draw:frame>
        <draw:rect draw:style-name="gr3" draw:text-style-name="P4" draw:layer="layout" svg:width="0.5cm" svg:height="14cm" svg:x="3.5cm" svg:y="6cm">
          <text:p/>
        </draw:rect>
        <draw:rect draw:style-name="gr3" draw:text-style-name="P4" draw:layer="layout" svg:width="0.5cm" svg:height="14cm" svg:x="12cm" svg:y="6cm">
          <text:p/>
        </draw:rect>
        <draw:rect draw:style-name="gr3" draw:text-style-name="P4" draw:layer="layout" svg:width="0.5cm" svg:height="14cm" svg:x="18.5cm" svg:y="6cm">
          <text:p/>
        </draw:rect>
        <draw:frame draw:style-name="gr1" draw:text-style-name="P9" draw:layer="layout" svg:width="2.5cm" svg:height="1.039cm" svg:x="-0.5cm" svg:y="4.5cm">
          <draw:text-box>
            <text:p text:style-name="P4"><text:span text:style-name="T8">User on form</text:span></text:p>
          </draw:text-box>
        </draw:frame>
        <draw:frame draw:style-name="gr14" draw:text-style-name="P10" draw:layer="layout" svg:width="1.5cm" svg:height="0.645cm" svg:x="18.1cm" svg:y="4.5cm">
          <draw:text-box>
            <text:p><text:span text:style-name="T8">WCI</text:span></text:p>
          </draw:text-box>
        </draw:frame>
        <draw:frame draw:style-name="gr14" draw:text-style-name="P9" draw:layer="layout" svg:width="4cm" svg:height="1.433cm" svg:x="19.8cm" svg:y="4.5cm">
          <draw:text-box>
            <text:p text:style-name="P4"><text:span text:style-name="T8">JAASRealms</text:span></text:p>
            <text:p text:style-name="P4"><text:span text:style-name="T8"/></text:p>
            <text:p text:style-name="P4"><text:span text:style-name="T9">j_check_username</text:span></text:p>
          </draw:text-box>
        </draw:frame>
        <draw:rect draw:style-name="gr3" draw:text-style-name="P4" draw:layer="layout" svg:width="0.5cm" svg:height="14cm" svg:x="25.5cm" svg:y="6cm">
          <text:p/>
        </draw:rect>
        <draw:frame draw:style-name="gr1" draw:text-style-name="P9" draw:layer="layout" svg:width="4cm" svg:height="1.433cm" svg:x="10.3cm" svg:y="4.567cm">
          <draw:text-box>
            <text:p text:style-name="P4"><text:span text:style-name="T8">InitiateLoginServlet</text:span></text:p>
            <text:p text:style-name="P4"><text:span text:style-name="T8"/></text:p>
            <text:p text:style-name="P4"><text:span text:style-name="T9">/initiatelogin</text:span></text:p>
          </draw:text-box>
        </draw:frame>
        <draw:frame draw:style-name="gr1" draw:text-style-name="P10" draw:layer="layout" svg:width="4cm" svg:height="0.645cm" svg:x="24cm" svg:y="4.355cm">
          <draw:text-box>
            <text:p><text:span text:style-name="T8">/portal/private/classic</text:span></text:p>
          </draw:text-box>
        </draw:frame>
        <draw:circle draw:style-name="gr15" draw:text-style-name="P9" draw:layer="layout" svg:width="1cm" svg:height="1cm" svg:x="25.5cm" svg:y="14cm">
          <text:p text:style-name="P4"><text:span text:style-name="T8">End</text:span></text:p>
        </draw:circle>
        <draw:rect draw:style-name="gr3" draw:text-style-name="P4" draw:layer="layout" svg:width="0.5cm" svg:height="14cm" svg:x="21.5cm" svg:y="6cm">
          <text:p/>
        </draw:rect>
        <draw:custom-shape draw:style-name="gr16" draw:text-style-name="P9" draw:layer="layout" svg:width="3cm" svg:height="1cm" svg:x="21.5cm" svg:y="12.5cm">
          <text:p text:style-name="P4"><text:span text:style-name="T8">Authentica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5cm" svg:height="1cm" svg:x="1cm" svg:y="6.5cm">
          <text:p text:style-name="P4"><text:span text:style-name="T8">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cm" svg:height="1cm" svg:x="12.5cm" svg:y="11.5cm">
          <text:p text:style-name="P4"><text:span text:style-name="T8">.login()</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2.5cm" svg:height="1cm" svg:x="19cm" svg:y="12.5cm">
          <text:p text:style-name="P4"><text:span text:style-name="T8">Call JAAS</text:span></text:p>
          <draw:enhanced-geometry svg:viewBox="0 0 21600 21600" draw:text-areas="0 ?f0 ?f5 ?f2" draw:type="right-arrow" draw:modifiers="17237.7693845812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6.5cm" svg:height="1cm" svg:x="19cm" svg:y="14cm">
          <text:p text:style-name="P4"><text:span text:style-name="T8">Redirect to the resoruce</text:span></text:p>
          <draw:enhanced-geometry svg:viewBox="0 0 21600 21600" draw:text-areas="0 ?f0 ?f5 ?f2" draw:type="right-arrow" draw:modifiers="20548.86370523 5351.4485514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cm">
          <draw:text-box>
            <text:p><text:span text:style-name="T10">This use case addresses when the end user fills in a form and submits it with a click to trigger authentication</text:span></text:p>
          </draw:text-box>
        </draw:frame>
        <draw:rect draw:style-name="gr4" draw:text-style-name="P12" draw:layer="layout" svg:width="4cm" svg:height="1cm" svg:x="23cm" svg:y="1cm">
          <text:p text:style-name="P4"><text:span text:style-name="T11">Server 3.0</text:span></text:p>
        </draw:rect>
        <draw:rect draw:style-name="gr3" draw:text-style-name="P4" draw:layer="layout" svg:width="0.5cm" svg:height="14cm" svg:x="0.5cm" svg:y="6cm">
          <text:p/>
        </draw:rect>
        <draw:frame draw:style-name="gr1" draw:text-style-name="P9" draw:layer="layout" svg:width="4cm" svg:height="1.433cm" svg:x="2cm" svg:y="4.5cm">
          <draw:text-box>
            <text:p text:style-name="P4"><text:span text:style-name="T8">WCILoginController</text:span></text:p>
            <text:p text:style-name="P4"><text:span text:style-name="T8">PortalLoginController</text:span></text:p>
            <text:p text:style-name="P4"><text:span text:style-name="T8">/login</text:span></text:p>
          </draw:text-box>
        </draw:frame>
        <draw:rect draw:style-name="gr3" draw:text-style-name="P4" draw:layer="layout" svg:width="0.5cm" svg:height="14cm" svg:x="8cm" svg:y="6cm">
          <text:p/>
        </draw:rect>
        <draw:custom-shape draw:style-name="gr17" draw:text-style-name="P9" draw:layer="layout" svg:width="4cm" svg:height="2cm" svg:x="4cm" svg:y="7cm">
          <text:p text:style-name="P4"><text:span text:style-name="T8">If remember me</text:span></text:p>
          <text:p text:style-name="P4"><text:span text:style-name="T8">checked, create a</text:span></text:p>
          <text:p text:style-name="P4"><text:span text:style-name="T8">token and add it to</text:span></text:p>
          <text:p text:style-name="P4"><text:span text:style-name="T8">the response as</text:span></text:p>
          <text:p text:style-name="P4"><text:span text:style-name="T8">cookie</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cm" svg:height="1cm" svg:x="4cm" svg:y="9.5cm">
          <text:p text:style-name="P4"><text:span text:style-name="T8">Redirect to</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9" draw:layer="layout" svg:width="2.5cm" svg:height="1.039cm" svg:x="7cm" svg:y="4.5cm">
          <draw:text-box>
            <text:p text:style-name="P4"><text:span text:style-name="T8">Protected resource</text:span></text:p>
          </draw:text-box>
        </draw:frame>
        <draw:custom-shape draw:style-name="gr11" draw:text-style-name="P9" draw:layer="layout" svg:width="3.5cm" svg:height="1cm" svg:x="8.5cm" svg:y="10.5cm">
          <text:p text:style-name="P4"><text:span text:style-name="T8">JAAS redirect</text:span></text:p>
          <draw:enhanced-geometry svg:viewBox="0 0 21600 21600" draw:text-areas="0 ?f0 ?f5 ?f2" draw:type="right-arrow" draw:modifiers="17464.6338415396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9" presentation:class="page"/>
          <draw:frame presentation:style-name="pr7" draw:text-style-name="P13" draw:layer="layout" svg:width="16.799cm" svg:height="13.114cm" svg:x="2.1cm" svg:y="14.107cm" presentation:class="notes" presentation:placeholder="true">
            <draw:text-box/>
          </draw:frame>
        </presentation:notes>
      </draw:page>
      <draw:page draw:name="page10" draw:style-name="dp1" draw:master-page-name="Standard" presentation:presentation-page-layout-name="AL4T19">
        <office:forms form:automatic-focus="false" form:apply-design-mode="false"/>
        <draw:connector draw:style-name="gr5" draw:text-style-name="P4" draw:layer="layout" draw:type="curve" svg:x1="7.5cm" svg:y1="11.5cm" svg:x2="20.5cm" svg:y2="11.5cm" draw:start-shape="id27" draw:start-glue-point="1" draw:end-shape="id28" draw:end-glue-point="3" svg:d="m7500 11500h13000">
          <text:p/>
        </draw:connector>
        <draw:frame presentation:style-name="pr8" draw:text-style-name="P1" draw:layer="layout" svg:width="25.199cm" svg:height="3.256cm" svg:x="1.4cm" svg:y="0.962cm" presentation:class="title" presentation:user-transformed="true">
          <draw:text-box>
            <text:p><text:span text:style-name="T1">Authentication with URL</text:span></text:p>
          </draw:text-box>
        </draw:frame>
        <draw:rect draw:style-name="gr3" draw:text-style-name="P4" draw:layer="layout" svg:width="0.5cm" svg:height="10cm" svg:x="3cm" svg:y="6.5cm">
          <text:p/>
        </draw:rect>
        <draw:rect draw:style-name="gr3" draw:text-style-name="P4" draw:id="id27" draw:layer="layout" svg:width="0.5cm" svg:height="10cm" svg:x="7cm" svg:y="6.5cm">
          <text:p/>
        </draw:rect>
        <draw:rect draw:style-name="gr3" draw:text-style-name="P4" draw:layer="layout" svg:width="0.5cm" svg:height="10.5cm" svg:x="21cm" svg:y="6cm">
          <text:p/>
        </draw:rect>
        <draw:frame draw:style-name="gr1" draw:text-style-name="P9" draw:layer="layout" svg:width="2.5cm" svg:height="0.645cm" svg:x="2cm" svg:y="5.5cm">
          <draw:text-box>
            <text:p text:style-name="P4"><text:span text:style-name="T8">User with url</text:span></text:p>
          </draw:text-box>
        </draw:frame>
        <draw:frame draw:style-name="gr1" draw:text-style-name="P9" draw:layer="layout" svg:width="4cm" svg:height="0.645cm" svg:x="19.3cm" svg:y="5.355cm">
          <draw:text-box>
            <text:p text:style-name="P4"><text:span text:style-name="T8">Protected resource</text:span></text:p>
          </draw:text-box>
        </draw:frame>
        <draw:frame draw:style-name="gr1" draw:text-style-name="P9" draw:layer="layout" svg:width="4cm" svg:height="1.433cm" svg:x="5.4cm" svg:y="5.067cm">
          <draw:text-box>
            <text:p text:style-name="P4"><text:span text:style-name="T8">WCILoginController</text:span></text:p>
            <text:p text:style-name="P4"><text:span text:style-name="T8">PortalLoginController</text:span></text:p>
            <text:p text:style-name="P4"><text:span text:style-name="T8">/login</text:span></text:p>
          </draw:text-box>
        </draw:frame>
        <draw:custom-shape draw:style-name="gr18" draw:text-style-name="P9" draw:layer="layout" svg:width="5cm" svg:height="3.5cm" svg:x="11cm" svg:y="9.5cm">
          <text:p text:style-name="P4"><text:span text:style-name="T8">Same process as</text:span></text:p>
          <text:p text:style-name="P4"><text:span text:style-name="T8">form based</text:span></text:p>
          <text:p text:style-name="P4"><text:span text:style-name="T8">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3cm" svg:height="0.5cm" svg:x="16cm" svg:y="11.5cm">
          <text:p text:style-name="P4"><text:span text:style-name="T8">Authenticated</text:span></text:p>
          <draw:enhanced-geometry svg:viewBox="0 0 21600 21600" draw:mirror-horizontal="false" draw:mirror-vertical="false" draw:path-stretchpoint-x="10800" draw:path-stretchpoint-y="10800" draw:text-areas="?f3 ?f4 ?f5 ?f6"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5" draw:text-style-name="P9" draw:id="id28" draw:layer="layout" svg:width="1cm" svg:height="1cm" svg:x="20.5cm" svg:y="11cm">
          <text:p text:style-name="P4"><text:span text:style-name="T8">End</text:span></text:p>
        </draw:circle>
        <draw:custom-shape draw:style-name="gr11" draw:text-style-name="P9" draw:layer="layout" svg:width="3.5cm" svg:height="1cm" svg:x="3.5cm" svg:y="7cm">
          <text:p text:style-name="P4"><text:span text:style-name="T8">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2cm">
          <draw:text-box>
            <text:p><text:span text:style-name="T10">This use case addresses when the end user access to an url like : /login?username=foo&amp;password=bar</text:span></text:p>
          </draw:text-box>
        </draw:frame>
        <presentation:notes draw:style-name="dp2">
          <draw:page-thumbnail draw:style-name="gr2" draw:layer="layout" svg:width="14.848cm" svg:height="11.136cm" svg:x="3.075cm" svg:y="2.257cm" draw:page-number="10" presentation:class="page"/>
          <draw:frame presentation:style-name="pr7" draw:text-style-name="P13" draw:layer="layout" svg:width="16.799cm" svg:height="13.114cm" svg:x="2.1cm" svg:y="14.107cm" presentation:class="notes" presentation:placeholder="true">
            <draw:text-box/>
          </draw:frame>
        </presentation:notes>
      </draw:page>
      <draw:page draw:name="page11"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protected resource</text:span></text:p>
          </draw:text-box>
        </draw:frame>
        <draw:rect draw:style-name="gr3" draw:text-style-name="P4" draw:layer="layout" svg:width="0.5cm" svg:height="10.5cm" svg:x="3cm" svg:y="6.533cm">
          <text:p/>
        </draw:rect>
        <draw:rect draw:style-name="gr3" draw:text-style-name="P4" draw:layer="layout" svg:width="0.5cm" svg:height="10.5cm" svg:x="7cm" svg:y="6.533cm">
          <text:p/>
        </draw:rect>
        <draw:frame draw:style-name="gr19" draw:text-style-name="P9" draw:layer="layout" svg:width="1.5cm" svg:height="0.933cm" svg:x="2.5cm" svg:y="5.888cm">
          <draw:text-box>
            <text:p text:style-name="P4"><text:span text:style-name="T8">User</text:span></text:p>
          </draw:text-box>
        </draw:frame>
        <draw:frame draw:style-name="gr1" draw:text-style-name="P10" draw:layer="layout" svg:width="4cm" svg:height="0.645cm" svg:x="5.3cm" svg:y="5.855cm">
          <draw:text-box>
            <text:p text:style-name="P4"><text:span text:style-name="T8">Protected resource</text:span></text:p>
          </draw:text-box>
        </draw:frame>
        <draw:frame draw:style-name="gr1" draw:text-style-name="P9" draw:layer="layout" svg:width="2.5cm" svg:height="0.645cm" svg:x="10.5cm" svg:y="5.888cm">
          <draw:text-box>
            <text:p text:style-name="P4"><text:span text:style-name="T8">Form</text:span></text:p>
          </draw:text-box>
        </draw:frame>
        <draw:rect draw:style-name="gr3" draw:text-style-name="P4" draw:layer="layout" svg:width="0.5cm" svg:height="10.5cm" svg:x="16.5cm" svg:y="6.533cm">
          <text:p/>
        </draw:rect>
        <draw:connector draw:style-name="gr5" draw:text-style-name="P4" draw:layer="layout" draw:type="curve" draw:line-skew="10.374cm" svg:x1="17cm" svg:y1="11.533cm" svg:x2="7.5cm" svg:y2="12.533cm" draw:end-shape="id29" draw:end-glue-point="1" svg:d="m17000 11533c8812 0 13562 1000-9500 1000">
          <text:p/>
        </draw:connector>
        <draw:rect draw:style-name="gr3" draw:text-style-name="P4" draw:layer="layout" svg:width="0.5cm" svg:height="10.5cm" svg:x="11.5cm" svg:y="6.533cm">
          <text:p/>
        </draw:rect>
        <draw:custom-shape draw:style-name="gr18" draw:text-style-name="P9" draw:layer="layout" svg:width="5cm" svg:height="3.5cm" svg:x="20.5cm" svg:y="10.033cm">
          <text:p text:style-name="P4"><text:span text:style-name="T8">Same process as</text:span></text:p>
          <text:p text:style-name="P4"><text:span text:style-name="T8">form based</text:span></text:p>
          <text:p text:style-name="P4"><text:span text:style-name="T8">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3cm" svg:height="0.5cm" svg:x="17.5cm" svg:y="12.533cm">
          <text:p text:style-name="P4"><text:span text:style-name="T8">Authenticated</text:span></text:p>
          <draw:enhanced-geometry svg:viewBox="0 0 21600 21600" draw:mirror-horizontal="false" draw:mirror-vertical="false" draw:path-stretchpoint-x="10800" draw:path-stretchpoint-y="10800" draw:text-areas="?f3 ?f4 ?f5 ?f6"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5" draw:text-style-name="P9" draw:id="id29" draw:layer="layout" svg:width="1cm" svg:height="1cm" svg:x="6.5cm" svg:y="12.033cm">
          <text:p text:style-name="P4"><text:span text:style-name="T8">End</text:span></text:p>
        </draw:circle>
        <draw:custom-shape draw:style-name="gr11" draw:text-style-name="P9" draw:layer="layout" svg:width="3.5cm" svg:height="1cm" svg:x="3.5cm" svg:y="7.033cm">
          <text:p text:style-name="P4"><text:span text:style-name="T8">Try to ac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4cm" svg:height="1cm" svg:x="7.5cm" svg:y="8.033cm">
          <text:p text:style-name="P4"><text:span text:style-name="T8">JAAS Redirect</text:span></text:p>
          <draw:enhanced-geometry svg:viewBox="0 0 21600 21600" draw:text-areas="0 ?f0 ?f5 ?f2" draw:type="right-arrow" draw:modifiers="17405.248687828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4.5cm" svg:height="1cm" svg:x="12cm" svg:y="9.033cm">
          <text:p text:style-name="P4"><text:span text:style-name="T8">Credentials</text:span></text:p>
          <draw:enhanced-geometry svg:viewBox="0 0 21600 21600" draw:text-areas="0 ?f0 ?f5 ?f2" draw:type="right-arrow" draw:modifiers="18072.7838258165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2cm">
          <draw:text-box>
            <text:p><text:span text:style-name="T10">This use case addresses when the end user try to access to a protected resource</text:span></text:p>
          </draw:text-box>
        </draw:frame>
        <draw:frame draw:style-name="gr1" draw:text-style-name="P9" draw:layer="layout" svg:width="4cm" svg:height="1.433cm" svg:x="14.9cm" svg:y="5.1cm">
          <draw:text-box>
            <text:p text:style-name="P4"><text:span text:style-name="T8">WCILoginController</text:span></text:p>
            <text:p text:style-name="P4"><text:span text:style-name="T8">PortalLoginController</text:span></text:p>
            <text:p text:style-name="P4"><text:span text:style-name="T8">/login</text:span></text:p>
          </draw:text-box>
        </draw:frame>
        <presentation:notes draw:style-name="dp2">
          <draw:page-thumbnail draw:style-name="gr2" draw:layer="layout" svg:width="14.848cm" svg:height="11.136cm" svg:x="3.075cm" svg:y="2.257cm" draw:page-number="11" presentation:class="page"/>
          <draw:frame presentation:style-name="pr7" draw:text-style-name="P13" draw:layer="layout" svg:width="16.799cm" svg:height="13.114cm" svg:x="2.1cm" svg:y="14.107cm" presentation:class="notes" presentation:placeholder="true">
            <draw:text-box/>
          </draw:frame>
        </presentation:notes>
      </draw:page>
      <draw:page draw:name="page12"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with remember me cookie</text:span></text:p>
          </draw:text-box>
        </draw:frame>
        <draw:rect draw:style-name="gr3" draw:text-style-name="P4" draw:layer="layout" svg:width="0.5cm" svg:height="10.5cm" svg:x="3cm" svg:y="6.5cm">
          <text:p/>
        </draw:rect>
        <draw:rect draw:style-name="gr3" draw:text-style-name="P4" draw:layer="layout" svg:width="0.5cm" svg:height="10.5cm" svg:x="7cm" svg:y="6.5cm">
          <text:p/>
        </draw:rect>
        <draw:rect draw:style-name="gr3" draw:text-style-name="P4" draw:layer="layout" svg:width="0.5cm" svg:height="10.5cm" svg:x="11.5cm" svg:y="6.5cm">
          <text:p/>
        </draw:rect>
        <draw:frame draw:style-name="gr1" draw:text-style-name="P10" draw:layer="layout" svg:width="1.5cm" svg:height="0.645cm" svg:x="2.5cm" svg:y="5.855cm">
          <draw:text-box>
            <text:p text:style-name="P4"><text:span text:style-name="T8">User</text:span></text:p>
          </draw:text-box>
        </draw:frame>
        <draw:frame draw:style-name="gr1" draw:text-style-name="P10" draw:layer="layout" svg:width="4cm" svg:height="0.645cm" svg:x="5.3cm" svg:y="5.855cm">
          <draw:text-box>
            <text:p text:style-name="P4"><text:span text:style-name="T8">Public resource</text:span></text:p>
          </draw:text-box>
        </draw:frame>
        <draw:frame draw:style-name="gr1" draw:text-style-name="P10" draw:layer="layout" svg:width="4cm" svg:height="0.645cm" svg:x="9.8cm" svg:y="5.855cm">
          <draw:text-box>
            <text:p text:style-name="P4"><text:span text:style-name="T8">RememberMeFilter</text:span></text:p>
          </draw:text-box>
        </draw:frame>
        <draw:rect draw:style-name="gr3" draw:text-style-name="P4" draw:layer="layout" svg:width="0.5cm" svg:height="10.5cm" svg:x="16cm" svg:y="6.5cm">
          <text:p/>
        </draw:rect>
        <draw:frame draw:style-name="gr1" draw:text-style-name="P9" draw:layer="layout" svg:width="4cm" svg:height="1.433cm" svg:x="14.3cm" svg:y="5.067cm">
          <draw:text-box>
            <text:p text:style-name="P4"><text:span text:style-name="T8">WCILoginController</text:span></text:p>
            <text:p text:style-name="P4"><text:span text:style-name="T8">PortalLoginController</text:span></text:p>
            <text:p text:style-name="P4"><text:span text:style-name="T8">/login</text:span></text:p>
          </draw:text-box>
        </draw:frame>
        <draw:connector draw:style-name="gr5" draw:text-style-name="P4" draw:layer="layout" draw:type="curve" draw:line-skew="7.781cm" svg:x1="16cm" svg:y1="15cm" svg:x2="7.5cm" svg:y2="16cm" draw:start-shape="id30" draw:start-glue-point="1" draw:end-shape="id31" draw:end-glue-point="1" svg:d="m16000 15000c12423 0 8282 1002 1016 1002s-6141-2-9516-2">
          <text:p/>
        </draw:connector>
        <draw:custom-shape draw:style-name="gr18" draw:text-style-name="P9" draw:layer="layout" svg:width="5cm" svg:height="3.5cm" svg:x="21.5cm" svg:y="14cm">
          <text:p text:style-name="P4"><text:span text:style-name="T8">Same process as</text:span></text:p>
          <text:p text:style-name="P4"><text:span text:style-name="T8">URL based</text:span></text:p>
          <text:p text:style-name="P4"><text:span text:style-name="T8">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3cm" svg:height="0.5cm" svg:x="17cm" svg:y="16cm">
          <text:p text:style-name="P4"><text:span text:style-name="T8">Authenticated</text:span></text:p>
          <draw:enhanced-geometry svg:viewBox="0 0 21600 21600" draw:mirror-horizontal="false" draw:mirror-vertical="false" draw:path-stretchpoint-x="10800" draw:path-stretchpoint-y="10800" draw:text-areas="?f3 ?f4 ?f5 ?f6"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5" draw:text-style-name="P9" draw:id="id31" draw:layer="layout" svg:width="1cm" svg:height="1cm" svg:x="6.5cm" svg:y="15.5cm">
          <text:p text:style-name="P4"><text:span text:style-name="T8">End</text:span></text:p>
        </draw:circle>
        <draw:custom-shape draw:style-name="gr11" draw:text-style-name="P9" draw:layer="layout" svg:width="3.5cm" svg:height="1cm" svg:x="3.5cm" svg:y="7cm">
          <text:p text:style-name="P4"><text:span text:style-name="T8">Try to ac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4cm" svg:height="1cm" svg:x="7.5cm" svg:y="8cm">
          <text:p text:style-name="P4"><text:span text:style-name="T8">Filtered</text:span></text:p>
          <draw:enhanced-geometry svg:viewBox="0 0 21600 21600" draw:text-areas="0 ?f0 ?f5 ?f2" draw:type="right-arrow" draw:modifiers="17405.248687828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id="id32" draw:layer="layout" svg:width="6cm" svg:height="1cm" svg:x="12cm" svg:y="9.5cm">
          <text:p text:style-name="P5"><text:span text:style-name="T8">If rememberme cookie not present</text:span></text:p>
          <draw:enhanced-geometry svg:viewBox="0 0 21600 21600" draw:mirror-horizontal="false" draw:mirror-vertical="false" draw:text-areas="0 ?f0 ?f5 ?f2" draw:type="right-arrow" draw:modifiers="18734.8775204133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3cm">
          <draw:text-box>
            <text:p><text:span text:style-name="T10">This use case addresses when the end user comme to a public resource and the client have a remember me cookie</text:span></text:p>
          </draw:text-box>
        </draw:frame>
        <draw:custom-shape draw:style-name="gr11" draw:text-style-name="P9" draw:id="id30" draw:layer="layout" svg:width="4cm" svg:height="1cm" svg:x="12cm" svg:y="14.5cm">
          <text:p text:style-name="P4"><text:span text:style-name="T8">else</text:span></text:p>
          <draw:enhanced-geometry svg:viewBox="0 0 21600 21600" draw:mirror-horizontal="false" draw:mirror-vertical="false" draw:text-areas="0 ?f0 ?f5 ?f2" draw:type="right-arrow" draw:modifiers="18072.7838258165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text-style-name="P4" draw:layer="layout" draw:type="curve" draw:line-skew="2.186cm" svg:x1="18cm" svg:y1="10cm" svg:x2="7.5cm" svg:y2="12.5cm" draw:start-shape="id32" draw:start-glue-point="1" draw:end-shape="id33" draw:end-glue-point="1" svg:d="m18000 10000c4032 0 9282 2500-10500 2500">
          <text:p/>
        </draw:connector>
        <draw:circle draw:style-name="gr15" draw:text-style-name="P9" draw:id="id33" draw:layer="layout" svg:width="1cm" svg:height="1cm" svg:x="6.5cm" svg:y="12cm">
          <text:p text:style-name="P4"><text:span text:style-name="T8">End</text:span></text:p>
        </draw:circle>
        <presentation:notes draw:style-name="dp2">
          <draw:page-thumbnail draw:style-name="gr2" draw:layer="layout" svg:width="14.848cm" svg:height="11.136cm" svg:x="3.075cm" svg:y="2.257cm" draw:page-number="12" presentation:class="page"/>
          <draw:frame presentation:style-name="pr7" draw:text-style-name="P13" draw:layer="layout" svg:width="16.799cm" svg:height="13.114cm" svg:x="2.1cm" svg:y="14.107cm" presentation:class="notes" presentation:placeholder="true">
            <draw:text-box/>
          </draw:frame>
        </presentation:notes>
      </draw:page>
      <draw:page draw:name="page13" draw:style-name="dp1" draw:master-page-name="Standard" presentation:presentation-page-layout-name="AL4T19">
        <office:forms form:automatic-focus="false" form:apply-design-mode="false"/>
        <draw:rect draw:style-name="gr4" draw:text-style-name="P12" draw:layer="layout" svg:width="0.5cm" svg:height="13cm" svg:x="20.5cm" svg:y="5.5cm">
          <text:p text:style-name="P4"><text:span text:style-name="T11"><text:s/></text:span></text:p>
        </draw:rect>
        <draw:frame presentation:style-name="pr8" draw:text-style-name="P1" draw:layer="layout" svg:width="25.199cm" svg:height="3.256cm" svg:x="1.4cm" svg:y="0.962cm" presentation:class="title" presentation:user-transformed="true">
          <draw:text-box>
            <text:p><text:span text:style-name="T1">Authentication failure</text:span></text:p>
          </draw:text-box>
        </draw:frame>
        <draw:rect draw:style-name="gr3" draw:text-style-name="P4" draw:layer="layout" svg:width="0.5cm" svg:height="13cm" svg:x="3cm" svg:y="5.5cm">
          <text:p/>
        </draw:rect>
        <draw:rect draw:style-name="gr3" draw:text-style-name="P4" draw:layer="layout" svg:width="0.5cm" svg:height="13cm" svg:x="10.5cm" svg:y="5.5cm">
          <text:p/>
        </draw:rect>
        <draw:frame draw:style-name="gr1" draw:text-style-name="P9" draw:layer="layout" svg:width="1.8cm" svg:height="0.645cm" svg:x="9.9cm" svg:y="4.855cm">
          <draw:text-box>
            <text:p text:style-name="P4"><text:span text:style-name="T8">WCI</text:span></text:p>
          </draw:text-box>
        </draw:frame>
        <draw:rect draw:style-name="gr3" draw:text-style-name="P4" draw:layer="layout" svg:width="0.5cm" svg:height="13cm" svg:x="25.5cm" svg:y="5.5cm">
          <text:p/>
        </draw:rect>
        <draw:frame draw:style-name="gr1" draw:text-style-name="P10" draw:layer="layout" svg:width="2.5cm" svg:height="0.645cm" svg:x="24.5cm" svg:y="4.855cm">
          <draw:text-box>
            <text:p text:style-name="P4"><text:span text:style-name="T8">/errorlogin</text:span></text:p>
          </draw:text-box>
        </draw:frame>
        <draw:circle draw:style-name="gr15" draw:text-style-name="P9" draw:layer="layout" svg:width="1cm" svg:height="1cm" svg:x="25.5cm" svg:y="8.5cm">
          <text:p text:style-name="P4"><text:span text:style-name="T8">End</text:span></text:p>
        </draw:circle>
        <draw:custom-shape draw:style-name="gr16" draw:text-style-name="P9" draw:layer="layout" svg:width="3.5cm" svg:height="1cm" svg:x="20.5cm" svg:y="7cm">
          <text:p text:style-name="P4"><text:span text:style-name="T8">Authentication failu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7cm" svg:height="1cm" svg:x="3.5cm" svg:y="6cm">
          <text:p text:style-name="P4"><text:span text:style-name="T8">.login()</text:span></text:p>
          <draw:enhanced-geometry svg:viewBox="0 0 21600 21600" draw:text-areas="0 ?f0 ?f5 ?f2" draw:type="right-arrow" draw:modifiers="19153.3780888444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9.5cm" svg:height="1cm" svg:x="11cm" svg:y="7cm">
          <text:p text:style-name="P4"><text:span text:style-name="T8">Call JAAS</text:span></text:p>
          <draw:enhanced-geometry svg:viewBox="0 0 21600 21600" draw:text-areas="0 ?f0 ?f5 ?f2" draw:type="right-arrow" draw:modifiers="19651.65772024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9" draw:layer="layout" svg:width="2.5cm" svg:height="0.5cm" svg:x="6.5cm" svg:y="5.5cm">
          <text:p text:style-name="P4"><text:span text:style-name="T8">Cre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 draw:text-style-name="P9" draw:layer="layout" svg:width="2.5cm" svg:height="0.5cm" svg:x="19.5cm" svg:y="6.5cm">
          <text:p text:style-name="P4"><text:span text:style-name="T8">Valid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5cm" svg:height="1cm" svg:x="21cm" svg:y="8.5cm">
          <text:p text:style-name="P4"><text:span text:style-name="T8">Redirect to</text:span></text:p>
          <draw:enhanced-geometry svg:viewBox="0 0 21600 21600" draw:mirror-horizontal="false" draw:text-areas="0 ?f0 ?f5 ?f2" draw:type="right-arrow" draw:modifiers="17352.9437902688 5437.762237762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1" draw:layer="layout" svg:width="21cm" svg:height="0.645cm" svg:x="3cm" svg:y="3.501cm">
          <draw:text-box>
            <text:p><text:span text:style-name="T10">This use case addresses when the end user fills wrong login or password</text:span></text:p>
          </draw:text-box>
        </draw:frame>
        <draw:rect draw:style-name="gr4" draw:text-style-name="P4" draw:layer="layout" svg:width="4cm" svg:height="1cm" svg:x="23cm" svg:y="1cm">
          <text:p text:style-name="P4">Server 2.5</text:p>
        </draw:rect>
        <draw:frame draw:style-name="gr14" draw:text-style-name="P9" draw:layer="layout" svg:width="4cm" svg:height="1.433cm" svg:x="18.8cm" svg:y="4cm">
          <draw:text-box>
            <text:p text:style-name="P4"><text:span text:style-name="T8">WCILoginModule</text:span></text:p>
            <text:p text:style-name="P4"><text:span text:style-name="T8">PortalLoginModule</text:span></text:p>
            <text:p text:style-name="P4"><text:span text:style-name="T9">j_check_username</text:span></text:p>
          </draw:text-box>
        </draw:frame>
        <draw:frame draw:style-name="gr1" draw:text-style-name="P9" draw:layer="layout" svg:width="4cm" svg:height="1.433cm" svg:x="1.5cm" svg:y="4cm">
          <draw:text-box>
            <text:p text:style-name="P4"><text:span text:style-name="T8">InitiateLoginServlet</text:span></text:p>
            <text:p text:style-name="P4"><text:span text:style-name="T8"/></text:p>
            <text:p text:style-name="P4"><text:span text:style-name="T9">/initiatelogin</text:span></text:p>
          </draw:text-box>
        </draw:frame>
        <presentation:notes draw:style-name="dp2">
          <draw:page-thumbnail draw:style-name="gr2" draw:layer="layout" svg:width="14.848cm" svg:height="11.136cm" svg:x="3.075cm" svg:y="2.257cm" draw:page-number="13" presentation:class="page"/>
          <draw:frame presentation:style-name="pr7" draw:text-style-name="P13" draw:layer="layout" svg:width="16.799cm" svg:height="13.114cm" svg:x="2.1cm" svg:y="14.107cm" presentation:class="notes" presentation:placeholder="true">
            <draw:text-box/>
          </draw:frame>
        </presentation:notes>
      </draw:page>
      <draw:page draw:name="page14" draw:style-name="dp1" draw:master-page-name="Standard" presentation:presentation-page-layout-name="AL4T19">
        <office:forms form:automatic-focus="false" form:apply-design-mode="false"/>
        <draw:rect draw:style-name="gr4" draw:text-style-name="P12" draw:layer="layout" svg:width="0.5cm" svg:height="13cm" svg:x="20.5cm" svg:y="5.5cm">
          <text:p text:style-name="P4"><text:span text:style-name="T11"><text:s/></text:span></text:p>
        </draw:rect>
        <draw:frame presentation:style-name="pr8" draw:text-style-name="P1" draw:layer="layout" svg:width="25.199cm" svg:height="3.256cm" svg:x="1.4cm" svg:y="0.962cm" presentation:class="title" presentation:user-transformed="true">
          <draw:text-box>
            <text:p><text:span text:style-name="T1">Authentication failure</text:span></text:p>
          </draw:text-box>
        </draw:frame>
        <draw:rect draw:style-name="gr3" draw:text-style-name="P4" draw:layer="layout" svg:width="0.5cm" svg:height="13cm" svg:x="3cm" svg:y="5.5cm">
          <text:p/>
        </draw:rect>
        <draw:rect draw:style-name="gr3" draw:text-style-name="P4" draw:layer="layout" svg:width="0.5cm" svg:height="13cm" svg:x="10.5cm" svg:y="5.5cm">
          <text:p/>
        </draw:rect>
        <draw:rect draw:style-name="gr3" draw:text-style-name="P4" draw:layer="layout" svg:width="0.5cm" svg:height="13cm" svg:x="25.5cm" svg:y="5.5cm">
          <text:p/>
        </draw:rect>
        <draw:rect draw:style-name="gr4" draw:text-style-name="P12" draw:layer="layout" svg:width="0.5cm" svg:height="13cm" svg:x="16.5cm" svg:y="5.5cm">
          <text:p text:style-name="P4"><text:span text:style-name="T11"><text:s/></text:span></text:p>
        </draw:rect>
        <draw:frame draw:style-name="gr1" draw:text-style-name="P10" draw:layer="layout" svg:width="2.5cm" svg:height="0.645cm" svg:x="24.5cm" svg:y="4.855cm">
          <draw:text-box>
            <text:p text:style-name="P4"><text:span text:style-name="T8">/errorlogin</text:span></text:p>
          </draw:text-box>
        </draw:frame>
        <draw:circle draw:style-name="gr15" draw:text-style-name="P9" draw:layer="layout" svg:width="1cm" svg:height="1cm" svg:x="25.5cm" svg:y="12cm">
          <text:p text:style-name="P4"><text:span text:style-name="T8">End</text:span></text:p>
        </draw:circle>
        <draw:custom-shape draw:style-name="gr16" draw:text-style-name="P9" draw:layer="layout" svg:width="3.5cm" svg:height="1cm" svg:x="16.5cm" svg:y="8cm">
          <text:p text:style-name="P4"><text:span text:style-name="T8">Authentication failu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9" draw:layer="layout" svg:width="2.5cm" svg:height="0.645cm" svg:x="15.5cm" svg:y="4.855cm">
          <draw:text-box>
            <text:p text:style-name="P4"><text:span text:style-name="T8">JAASRealm</text:span></text:p>
          </draw:text-box>
        </draw:frame>
        <draw:custom-shape draw:style-name="gr11" draw:text-style-name="P9" draw:layer="layout" svg:width="7cm" svg:height="1cm" svg:x="3.5cm" svg:y="6cm">
          <text:p text:style-name="P4"><text:span text:style-name="T8">.login()</text:span></text:p>
          <draw:enhanced-geometry svg:viewBox="0 0 21600 21600" draw:text-areas="0 ?f0 ?f5 ?f2" draw:type="right-arrow" draw:modifiers="19153.3780888444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5cm" svg:height="1cm" svg:x="11cm" svg:y="8cm">
          <text:p text:style-name="P4"><text:span text:style-name="T8">Call JAAS</text:span></text:p>
          <draw:enhanced-geometry svg:viewBox="0 0 21600 21600" draw:text-areas="0 ?f0 ?f5 ?f2" draw:type="right-arrow" draw:modifiers="17775.2499444568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5cm" svg:height="1cm" svg:x="11cm" svg:y="9cm">
          <text:p text:style-name="P4"><text:span text:style-name="T8">ServletException</text:span></text:p>
          <draw:enhanced-geometry svg:viewBox="0 0 21600 21600" draw:mirror-horizontal="true" draw:text-areas="0 ?f0 ?f5 ?f2" draw:type="right-arrow" draw:modifiers="17775.2499444568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3.5cm" svg:height="1cm" svg:x="20.5cm" svg:y="10.5cm">
          <text:p text:style-name="P4"><text:span text:style-name="T8">Authentication failu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draw:layer="layout" svg:width="2.5cm" svg:height="0.5cm" svg:x="19.5cm" svg:y="10cm">
          <text:p text:style-name="P4"><text:span text:style-name="T8">Valid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 draw:text-style-name="P11" draw:layer="layout" svg:width="21cm" svg:height="0.645cm" svg:x="3cm" svg:y="3.502cm">
          <draw:text-box>
            <text:p><text:span text:style-name="T10">This use case addresses when the end user fills wrong login or password</text:span></text:p>
          </draw:text-box>
        </draw:frame>
        <draw:rect draw:style-name="gr4" draw:text-style-name="P4" draw:layer="layout" svg:width="4cm" svg:height="1cm" svg:x="23cm" svg:y="1cm">
          <text:p text:style-name="P4">Server 3.0</text:p>
        </draw:rect>
        <draw:custom-shape draw:style-name="gr11" draw:text-style-name="P9" draw:layer="layout" svg:width="9.5cm" svg:height="1cm" svg:x="11cm" svg:y="10.5cm">
          <text:p text:style-name="P4"><text:span text:style-name="T8">Call JAAS</text:span></text:p>
          <draw:enhanced-geometry svg:viewBox="0 0 21600 21600" draw:text-areas="0 ?f0 ?f5 ?f2" draw:type="right-arrow" draw:modifiers="19651.65772024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9" draw:layer="layout" svg:width="2.5cm" svg:height="0.5cm" svg:x="12cm" svg:y="10.5cm">
          <text:p text:style-name="P4"><text:span text:style-name="T8">Create ticket</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 draw:text-style-name="P9" draw:layer="layout" svg:width="4.5cm" svg:height="1cm" svg:x="21cm" svg:y="12cm">
          <text:p text:style-name="P4"><text:span text:style-name="T8">Redirect</text:span></text:p>
          <draw:enhanced-geometry svg:viewBox="0 0 21600 21600" draw:mirror-horizontal="false" draw:text-areas="0 ?f0 ?f5 ?f2" draw:type="right-arrow" draw:modifiers="17352.9437902688 5437.762237762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9" draw:layer="layout" svg:width="4cm" svg:height="1.433cm" svg:x="18.8cm" svg:y="4cm">
          <draw:text-box>
            <text:p text:style-name="P4"><text:span text:style-name="T8">WCILoginModule</text:span></text:p>
            <text:p text:style-name="P4"><text:span text:style-name="T8">PortalLoginModule</text:span></text:p>
            <text:p text:style-name="P4"><text:span text:style-name="T9">j_check_username</text:span></text:p>
          </draw:text-box>
        </draw:frame>
        <draw:frame draw:style-name="gr1" draw:text-style-name="P9" draw:layer="layout" svg:width="4cm" svg:height="1.433cm" svg:x="1.5cm" svg:y="4.001cm">
          <draw:text-box>
            <text:p text:style-name="P4"><text:span text:style-name="T8">InitiateLoginServlet</text:span></text:p>
            <text:p text:style-name="P4"><text:span text:style-name="T8"/></text:p>
            <text:p text:style-name="P4"><text:span text:style-name="T9">/initiatelogin</text:span></text:p>
          </draw:text-box>
        </draw:frame>
        <draw:frame draw:style-name="gr1" draw:text-style-name="P9" draw:layer="layout" svg:width="1.8cm" svg:height="0.645cm" svg:x="9.9cm" svg:y="4.856cm">
          <draw:text-box>
            <text:p text:style-name="P4"><text:span text:style-name="T8">WCI</text:span></text:p>
          </draw:text-box>
        </draw:frame>
        <presentation:notes draw:style-name="dp2">
          <draw:page-thumbnail draw:style-name="gr2" draw:layer="layout" svg:width="14.848cm" svg:height="11.136cm" svg:x="3.075cm" svg:y="2.257cm" draw:page-number="14" presentation:class="page"/>
          <draw:frame presentation:style-name="pr7" draw:text-style-name="P13" draw:layer="layout" svg:width="16.799cm" svg:height="13.114cm" svg:x="2.1cm" svg:y="14.107cm" presentation:class="notes" presentation:placeholder="true">
            <draw:text-box/>
          </draw:frame>
        </presentation:notes>
      </draw:page>
      <draw:page draw:name="page15"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logout</text:span></text:p>
          </draw:text-box>
        </draw:frame>
        <draw:rect draw:style-name="gr3" draw:text-style-name="P4" draw:layer="layout" svg:width="0.5cm" svg:height="13cm" svg:x="2cm" svg:y="5cm">
          <text:p/>
        </draw:rect>
        <draw:rect draw:style-name="gr3" draw:text-style-name="P4" draw:layer="layout" svg:width="0.5cm" svg:height="13cm" svg:x="5.5cm" svg:y="5cm">
          <text:p/>
        </draw:rect>
        <draw:rect draw:style-name="gr3" draw:text-style-name="P4" draw:layer="layout" svg:width="0.5cm" svg:height="13cm" svg:x="11cm" svg:y="5cm">
          <text:p/>
        </draw:rect>
        <draw:frame draw:style-name="gr1" draw:text-style-name="P9" draw:layer="layout" svg:width="1.5cm" svg:height="0.645cm" svg:x="1.5cm" svg:y="4.355cm">
          <draw:text-box>
            <text:p text:style-name="P4"><text:span text:style-name="T8">User</text:span></text:p>
          </draw:text-box>
        </draw:frame>
        <draw:frame draw:style-name="gr1" draw:text-style-name="P9" draw:layer="layout" svg:width="3cm" svg:height="0.645cm" svg:x="9.8cm" svg:y="4.355cm">
          <draw:text-box>
            <text:p text:style-name="P4"><text:span text:style-name="T8">ThreadLocal</text:span></text:p>
          </draw:text-box>
        </draw:frame>
        <draw:rect draw:style-name="gr3" draw:text-style-name="P4" draw:layer="layout" svg:width="0.5cm" svg:height="13cm" svg:x="19cm" svg:y="5cm">
          <text:p/>
        </draw:rect>
        <draw:frame draw:style-name="gr1" draw:text-style-name="P9" draw:layer="layout" svg:width="3cm" svg:height="0.645cm" svg:x="4.3cm" svg:y="4.355cm">
          <draw:text-box>
            <text:p text:style-name="P4"><text:span text:style-name="T8">EventListener</text:span></text:p>
          </draw:text-box>
        </draw:frame>
        <draw:rect draw:style-name="gr3" draw:text-style-name="P4" draw:layer="layout" svg:width="0.5cm" svg:height="13cm" svg:x="14.5cm" svg:y="5cm">
          <text:p/>
        </draw:rect>
        <draw:frame draw:style-name="gr1" draw:text-style-name="P9" draw:layer="layout" svg:width="3.5cm" svg:height="0.645cm" svg:x="17.5cm" svg:y="4.355cm">
          <draw:text-box>
            <text:p text:style-name="P4"><text:span text:style-name="T8">ServletContainer</text:span></text:p>
          </draw:text-box>
        </draw:frame>
        <draw:frame draw:style-name="gr14" draw:text-style-name="P9" draw:layer="layout" svg:width="4cm" svg:height="0.645cm" svg:x="12.8cm" svg:y="4.355cm">
          <draw:text-box>
            <text:p text:style-name="P4"><text:span text:style-name="T8">PortalLogoutLifecycle</text:span></text:p>
          </draw:text-box>
        </draw:frame>
        <draw:custom-shape draw:style-name="gr11" draw:text-style-name="P9" draw:layer="layout" svg:width="3cm" svg:height="1cm" svg:x="2.5cm" svg:y="5.5cm">
          <text:p text:style-name="P4"><text:span text:style-name="T8">Request 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cm" svg:height="1cm" svg:x="6cm" svg:y="6.5cm">
          <text:p text:style-name="P4"><text:span text:style-name="T8">LogoutControl.wantLogout()</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3cm" svg:height="1cm" svg:x="11cm" svg:y="6.5cm">
          <text:p text:style-name="P4"><text:span text:style-name="T8">Ready for 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4cm" svg:height="1cm" svg:x="15cm" svg:y="8cm">
          <text:p text:style-name="P4"><text:span text:style-name="T8">.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4cm" svg:height="1.549cm" svg:x="19.5cm" svg:y="9cm">
          <text:p text:style-name="P5"><text:span text:style-name="T8">session.invalidate()</text:span></text:p>
          <text:p text:style-name="P5"><text:span text:style-name="T8">Redirect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4" draw:layer="layout" svg:width="0.5cm" svg:height="13cm" svg:x="23.5cm" svg:y="5cm">
          <text:p/>
        </draw:rect>
        <draw:frame draw:style-name="gr14" draw:text-style-name="P10" draw:layer="layout" svg:width="4cm" svg:height="0.645cm" svg:x="21.8cm" svg:y="4.355cm">
          <draw:text-box>
            <text:p text:style-name="P4"><text:span text:style-name="T8">/portal/public/classic</text:span></text:p>
          </draw:text-box>
        </draw:frame>
        <draw:custom-shape draw:style-name="gr16" draw:text-style-name="P9" draw:layer="layout" svg:width="2.5cm" svg:height="0.5cm" svg:x="13.5cm" svg:y="8cm">
          <text:p text:style-name="P4"><text:span text:style-name="T8">End of requ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1" draw:text-style-name="P9" draw:layer="layout" svg:width="7cm" svg:height="1.5cm" svg:x="18cm" svg:y="11cm">
          <text:p text:style-name="P4"><text:span text:style-name="T8">(best effort, some servers might requires</text:span></text:p>
          <text:p text:style-name="P4"><text:span text:style-name="T8">to use a proprietary API like Weblogic)</text:span></text:p>
        </draw:rect>
        <draw:frame draw:style-name="gr1" draw:text-style-name="P11" draw:layer="layout" svg:width="21cm" svg:height="0.645cm" svg:x="3cm" svg:y="3.503cm">
          <draw:text-box>
            <text:p><text:span text:style-name="T10">This use case addresses when the end user click on logout</text:span></text:p>
          </draw:text-box>
        </draw:frame>
        <draw:rect draw:style-name="gr4" draw:text-style-name="P4" draw:layer="layout" svg:width="4cm" svg:height="1cm" svg:x="23cm" svg:y="1cm">
          <text:p text:style-name="P4">Server 2.5</text:p>
        </draw:rect>
        <draw:circle draw:style-name="gr15" draw:text-style-name="P9" draw:layer="layout" svg:width="1cm" svg:height="1cm" svg:x="23.5cm" svg:y="9.3cm">
          <text:p text:style-name="P4"><text:span text:style-name="T8">End</text:span></text:p>
        </draw:circle>
        <presentation:notes draw:style-name="dp2">
          <draw:page-thumbnail draw:style-name="gr2" draw:layer="layout" svg:width="14.848cm" svg:height="11.136cm" svg:x="3.075cm" svg:y="2.257cm" draw:page-number="15" presentation:class="page"/>
          <draw:frame presentation:style-name="pr7" draw:text-style-name="P13" draw:layer="layout" svg:width="16.799cm" svg:height="13.114cm" svg:x="2.1cm" svg:y="14.107cm" presentation:class="notes" presentation:placeholder="true">
            <draw:text-box/>
          </draw:frame>
        </presentation:notes>
      </draw:page>
      <draw:page draw:name="page16"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text:span text:style-name="T1">Authentication logout</text:span></text:p>
          </draw:text-box>
        </draw:frame>
        <draw:rect draw:style-name="gr3" draw:text-style-name="P4" draw:layer="layout" svg:width="0.5cm" svg:height="13cm" svg:x="2cm" svg:y="5cm">
          <text:p/>
        </draw:rect>
        <draw:rect draw:style-name="gr3" draw:text-style-name="P4" draw:layer="layout" svg:width="0.5cm" svg:height="13cm" svg:x="5.5cm" svg:y="5cm">
          <text:p/>
        </draw:rect>
        <draw:rect draw:style-name="gr3" draw:text-style-name="P4" draw:layer="layout" svg:width="0.5cm" svg:height="13cm" svg:x="11cm" svg:y="5cm">
          <text:p/>
        </draw:rect>
        <draw:rect draw:style-name="gr3" draw:text-style-name="P4" draw:layer="layout" svg:width="0.5cm" svg:height="13cm" svg:x="19cm" svg:y="5cm">
          <text:p/>
        </draw:rect>
        <draw:rect draw:style-name="gr3" draw:text-style-name="P4" draw:layer="layout" svg:width="0.5cm" svg:height="13cm" svg:x="14.5cm" svg:y="5cm">
          <text:p/>
        </draw:rect>
        <draw:custom-shape draw:style-name="gr11" draw:text-style-name="P9" draw:layer="layout" svg:width="3cm" svg:height="1cm" svg:x="2.5cm" svg:y="5.5cm">
          <text:p text:style-name="P4"><text:span text:style-name="T8">Request 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5cm" svg:height="1cm" svg:x="6cm" svg:y="6.5cm">
          <text:p text:style-name="P4"><text:span text:style-name="T8">LogoutControl.wantLogout()</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9" draw:layer="layout" svg:width="3cm" svg:height="1cm" svg:x="11cm" svg:y="6.5cm">
          <text:p text:style-name="P4"><text:span text:style-name="T8">Ready for 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4cm" svg:height="1cm" svg:x="15cm" svg:y="8cm">
          <text:p text:style-name="P4"><text:span text:style-name="T8">.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4cm" svg:height="2.5cm" svg:x="19.5cm" svg:y="10cm">
          <text:p text:style-name="P5"><text:span text:style-name="T8">request.logout()</text:span></text:p>
          <text:p text:style-name="P5"><text:span text:style-name="T8">session.invalidate</text:span></text:p>
          <text:p text:style-name="P5"><text:span text:style-name="T8">Redirect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4" draw:layer="layout" svg:width="0.5cm" svg:height="13cm" svg:x="23.5cm" svg:y="5cm">
          <text:p/>
        </draw:rect>
        <draw:custom-shape draw:style-name="gr16" draw:text-style-name="P9" draw:layer="layout" svg:width="2.5cm" svg:height="0.5cm" svg:x="13.5cm" svg:y="8cm">
          <text:p text:style-name="P4"><text:span text:style-name="T8">End of requ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1" draw:layer="layout" svg:width="21cm" svg:height="0.645cm" svg:x="3cm" svg:y="3.503cm">
          <draw:text-box>
            <text:p><text:span text:style-name="T10">This use case addresses when the end user click on logout</text:span></text:p>
          </draw:text-box>
        </draw:frame>
        <draw:rect draw:style-name="gr4" draw:text-style-name="P4" draw:layer="layout" svg:width="4cm" svg:height="1cm" svg:x="23cm" svg:y="1cm">
          <text:p text:style-name="P4">Server 3.0</text:p>
        </draw:rect>
        <draw:circle draw:style-name="gr15" draw:text-style-name="P9" draw:layer="layout" svg:width="1cm" svg:height="1cm" svg:x="23.5cm" svg:y="10.8cm">
          <text:p text:style-name="P4"><text:span text:style-name="T8">End</text:span></text:p>
        </draw:circle>
        <draw:frame draw:style-name="gr1" draw:text-style-name="P9" draw:layer="layout" svg:width="1.5cm" svg:height="0.645cm" svg:x="1.5cm" svg:y="4.356cm">
          <draw:text-box>
            <text:p text:style-name="P4"><text:span text:style-name="T8">User</text:span></text:p>
          </draw:text-box>
        </draw:frame>
        <draw:frame draw:style-name="gr1" draw:text-style-name="P9" draw:layer="layout" svg:width="3cm" svg:height="0.645cm" svg:x="9.8cm" svg:y="4.356cm">
          <draw:text-box>
            <text:p text:style-name="P4"><text:span text:style-name="T8">ThreadLocal</text:span></text:p>
          </draw:text-box>
        </draw:frame>
        <draw:frame draw:style-name="gr1" draw:text-style-name="P9" draw:layer="layout" svg:width="3cm" svg:height="0.645cm" svg:x="4.3cm" svg:y="4.356cm">
          <draw:text-box>
            <text:p text:style-name="P4"><text:span text:style-name="T8">EventListener</text:span></text:p>
          </draw:text-box>
        </draw:frame>
        <draw:frame draw:style-name="gr1" draw:text-style-name="P9" draw:layer="layout" svg:width="3.5cm" svg:height="0.645cm" svg:x="17.5cm" svg:y="4.356cm">
          <draw:text-box>
            <text:p text:style-name="P4"><text:span text:style-name="T8">ServletContainer</text:span></text:p>
          </draw:text-box>
        </draw:frame>
        <draw:frame draw:style-name="gr14" draw:text-style-name="P9" draw:layer="layout" svg:width="4cm" svg:height="0.645cm" svg:x="12.8cm" svg:y="4.356cm">
          <draw:text-box>
            <text:p text:style-name="P4"><text:span text:style-name="T8">PortalLogoutLifecycle</text:span></text:p>
          </draw:text-box>
        </draw:frame>
        <draw:frame draw:style-name="gr14" draw:text-style-name="P10" draw:layer="layout" svg:width="4cm" svg:height="0.645cm" svg:x="21.8cm" svg:y="4.356cm">
          <draw:text-box>
            <text:p text:style-name="P4"><text:span text:style-name="T8">/portal/public/classic</text:span></text:p>
          </draw:text-box>
        </draw:frame>
        <presentation:notes draw:style-name="dp2">
          <draw:page-thumbnail draw:style-name="gr2" draw:layer="layout" svg:width="14.848cm" svg:height="11.136cm" svg:x="3.075cm" svg:y="2.257cm" draw:page-number="16" presentation:class="page"/>
          <draw:frame presentation:style-name="pr7" draw:text-style-name="P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lain Defrance</meta:initial-creator>
    <meta:creation-date>2010-10-14T10:39:12</meta:creation-date>
    <meta:editing-duration>PT31H28M43S</meta:editing-duration>
    <meta:editing-cycles>800</meta:editing-cycles>
    <dc:date>2011-02-22T11:22:54</dc:date>
    <dc:creator>Alain Defrance</dc:creator>
    <meta:generator>OpenOffice.org/3.2$Unix OpenOffice.org_project/320m18$Build-9502</meta:generator>
    <meta:document-statistic meta:object-count="324"/>
  </office:meta>
</office:document-meta>
</file>